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DDEBF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19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color="#C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9">
      <style:table-cell-properties fo:border="thin solid #000000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9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9" style:family="table-cell" style:parent-style-name="Default" style:data-style-name="N1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EBF7"/>
      <style:text-properties fo:font-weight="bold" style:font-weight-asian="bold" style:font-weight-complex="bold"/>
    </style:style>
    <style:style style:name="ce21" style:family="table-cell" style:parent-style-name="Default" style:data-style-name="N19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24" style:family="table-cell" style:parent-style-name="Lien_32_hypertexte" style:data-style-name="N0">
      <style:table-cell-properties fo:border="thin solid #000000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EBF7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C0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DDEBF7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C00000" fo:font-weight="bold" style:font-weight-asian="bold" style:font-weight-complex="bold"/>
    </style:style>
    <style:style style:name="ce33" style:family="table-cell" style:parent-style-name="Default" style:data-style-name="N19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Lien_32_hypertexte" style:data-style-name="N0">
      <style:table-cell-properties fo:border-top="thin solid #000000" fo:border-bottom="none" fo:border-left="thin solid #000000" fo:border-right="thin solid #000000"/>
      <style:text-properties fo:color="#0563C1" style:text-underline-style="solid" style:text-underline-type="single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3.6525cm" style:use-optimal-column-width="true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28625cm" style:use-optimal-column-width="true"/>
    </style:style>
    <style:style style:name="co8" style:family="table-column">
      <style:table-column-properties fo:break-before="auto" style:column-width="8.51958333333333cm" style:use-optimal-column-width="true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pisodes_en_lig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2" table:default-cell-style-name="ce1"/>
        <table:table-row table:style-name="ro1">
          <table:table-cell table:number-columns-repeated="3" table:style-name="ce1"/>
          <table:table-cell office:value-type="string" table:number-columns-spanned="3" table:number-rows-spanned="1" table:style-name="ce38">
            <text:p>Durée</text:p>
          </table:table-cell>
          <table:covered-table-cell table:number-columns-repeated="2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">
            <text:p>Nom</text:p>
          </table:table-cell>
          <table:table-cell office:value-type="string" table:style-name="ce3">
            <text:p>Date de publication</text:p>
          </table:table-cell>
          <table:table-cell office:value-type="string" table:style-name="ce4">
            <text:p>heure</text:p>
          </table:table-cell>
          <table:table-cell office:value-type="string" table:style-name="ce4">
            <text:p>minute</text:p>
          </table:table-cell>
          <table:table-cell office:value-type="string" table:style-name="ce4">
            <text:p>seconde</text:p>
          </table:table-cell>
          <table:table-cell office:value-type="string" table:style-name="ce4">
            <text:p>Temps total en secondes</text:p>
          </table:table-cell>
          <table:table-cell office:value-type="string" table:style-name="ce4">
            <text:p>Lien Youtube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Liste des diviseurs d'un nombre entier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3]*3600+[.E3]*60+[.F3]" table:style-name="ce9">
            <text:p>174</text:p>
          </table:table-cell>
          <table:table-cell office:value-type="string" table:style-name="ce10">
            <text:p>https://youtu.be/68MswC7M8IU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Tester si un nombre est premier</text:p>
          </table:table-cell>
          <table:table-cell office:value-type="date" office:date-value="2020-10-20T00:00:00" table:style-name="ce7">
            <text:p>20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4]*3600+[.E4]*60+[.F4]" table:style-name="ce9">
            <text:p>209</text:p>
          </table:table-cell>
          <table:table-cell office:value-type="string" table:style-name="ce10">
            <text:p>https://youtu.be/t7hr8vHorp4</text:p>
          </table:table-cell>
          <table:table-cell table:number-columns-repeated="3" table:style-name="ce1"/>
          <table:table-cell office:value-type="string" table:number-columns-spanned="3" table:number-rows-spanned="1" table:style-name="ce38">
            <text:p>Temps tota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Liste des nombres premiers dans un intervalle</text:p>
          </table:table-cell>
          <table:table-cell office:value-type="date" office:date-value="2020-10-21T00:00:00" table:style-name="ce7">
            <text:p>21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5]*3600+[.E5]*60+[.F5]" table:style-name="ce9">
            <text:p>191</text:p>
          </table:table-cell>
          <table:table-cell office:value-type="string" table:style-name="ce10">
            <text:p>https://youtu.be/sMePUaTdzKM</text:p>
          </table:table-cell>
          <table:table-cell table:number-columns-repeated="2" table:style-name="ce1"/>
          <table:table-cell office:value-type="string" table:style-name="ce5">
            <text:p>Temps total (sec)</text:p>
          </table:table-cell>
          <table:table-cell office:value-type="string" table:style-name="ce5">
            <text:p>Heure</text:p>
          </table:table-cell>
          <table:table-cell office:value-type="string" table:style-name="ce5">
            <text:p>Minute</text:p>
          </table:table-cell>
          <table:table-cell office:value-type="string" table:style-name="ce5">
            <text:p>Seconde</text:p>
          </table:table-cell>
          <table:table-cell table:number-columns-repeated="16370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Liste des diviseurs qui sont premiers</text:p>
          </table:table-cell>
          <table:table-cell office:value-type="date" office:date-value="2020-10-22T00:00:00" table:style-name="ce7">
            <text:p>22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7" table:style-name="ce8">
            <text:p>37</text:p>
          </table:table-cell>
          <table:table-cell office:value-type="float" office:value="217" table:formula="of:=[.D6]*3600+[.E6]*60+[.F6]" table:style-name="ce9">
            <text:p>217</text:p>
          </table:table-cell>
          <table:table-cell office:value-type="string" table:style-name="ce10">
            <text:p>https://youtu.be/Xqnr9GfBKIE</text:p>
          </table:table-cell>
          <table:table-cell table:number-columns-repeated="2" table:style-name="ce1"/>
          <table:table-cell office:value-type="float" office:value="60507" table:formula="of:=SUM([.G3:.G184])" table:style-name="ce8">
            <text:p>60507</text:p>
          </table:table-cell>
          <table:table-cell office:value-type="float" office:value="16" table:formula="of:=QUOTIENT([.K6];3600)" table:style-name="ce8">
            <text:p>16</text:p>
          </table:table-cell>
          <table:table-cell office:value-type="float" office:value="48" table:formula="of:=QUOTIENT(([.K6]-[.L6]*3600); 60)" table:style-name="ce8">
            <text:p>48</text:p>
          </table:table-cell>
          <table:table-cell office:value-type="float" office:value="27" table:formula="of:=[.K6]-[.L6]*3600-[.M6]*60" table:style-name="ce8">
            <text:p>27</text:p>
          </table:table-cell>
          <table:table-cell table:number-columns-repeated="16370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6">
            <text:p>Liste des nombres premiers de Sophie Germain</text:p>
          </table:table-cell>
          <table:table-cell office:value-type="date" office:date-value="2020-10-23T00:00:00" table:style-name="ce7">
            <text:p>23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3" table:style-name="ce8">
            <text:p>43</text:p>
          </table:table-cell>
          <table:table-cell office:value-type="float" office:value="223" table:formula="of:=[.D7]*3600+[.E7]*60+[.F7]" table:style-name="ce9">
            <text:p>223</text:p>
          </table:table-cell>
          <table:table-cell office:value-type="string" table:style-name="ce10">
            <text:p>https://youtu.be/nKMFuSvQAuc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6">
            <text:p>Tester si un nombre est une puissance d'un autre nombre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2" table:style-name="ce8">
            <text:p>52</text:p>
          </table:table-cell>
          <table:table-cell office:value-type="float" office:value="172" table:formula="of:=[.D8]*3600+[.E8]*60+[.F8]" table:style-name="ce9">
            <text:p>172</text:p>
          </table:table-cell>
          <table:table-cell office:value-type="string" table:style-name="ce10">
            <text:p>https://youtu.be/PBRusYdbFrk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6">
            <text:p>Tester si un nombre est parfait</text:p>
          </table:table-cell>
          <table:table-cell office:value-type="date" office:date-value="2020-10-27T00:00:00" table:style-name="ce7">
            <text:p>27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office:value-type="float" office:value="144" table:formula="of:=[.D9]*3600+[.E9]*60+[.F9]" table:style-name="ce9">
            <text:p>144</text:p>
          </table:table-cell>
          <table:table-cell office:value-type="string" table:style-name="ce10">
            <text:p>https://youtu.be/V2yOJVsUE5s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6">
            <text:p>Liste des nombres parfaits dans un intervalle</text:p>
          </table:table-cell>
          <table:table-cell office:value-type="date" office:date-value="2020-10-28T00:00:00" table:style-name="ce7">
            <text:p>28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10]*3600+[.E10]*60+[.F10]" table:style-name="ce9">
            <text:p>174</text:p>
          </table:table-cell>
          <table:table-cell office:value-type="string" table:style-name="ce10">
            <text:p>https://youtu.be/tTxPDulMQKY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6">
            <text:p>Recherche du minimum d'une liste</text:p>
          </table:table-cell>
          <table:table-cell office:value-type="date" office:date-value="2020-10-29T00:00:00" table:style-name="ce7">
            <text:p>29/10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11]*3600+[.E11]*60+[.F11]" table:style-name="ce9">
            <text:p>413</text:p>
          </table:table-cell>
          <table:table-cell office:value-type="string" table:style-name="ce10">
            <text:p>https://youtu.be/N0dFeoCV_tg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6">
            <text:p>Recherche du maximum d'une liste</text:p>
          </table:table-cell>
          <table:table-cell office:value-type="date" office:date-value="2020-10-30T00:00:00" table:style-name="ce7">
            <text:p>30/10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2]*3600+[.E12]*60+[.F12]" table:style-name="ce9">
            <text:p>440</text:p>
          </table:table-cell>
          <table:table-cell office:value-type="string" table:style-name="ce10">
            <text:p>https://youtu.be/9GJEO28L5-M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6">
            <text:p>L'algorithme de Heron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5" table:style-name="ce8">
            <text:p>35</text:p>
          </table:table-cell>
          <table:table-cell office:value-type="float" office:value="335" table:formula="of:=[.D13]*3600+[.E13]*60+[.F13]" table:style-name="ce9">
            <text:p>335</text:p>
          </table:table-cell>
          <table:table-cell office:value-type="string" table:style-name="ce10">
            <text:p>https://youtu.be/YtZi6PM4rso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1">
            <text:p>Suite de Fibonacci et mémoïsation</text:p>
          </table:table-cell>
          <table:table-cell office:value-type="date" office:date-value="2020-11-03T00:00:00" table:style-name="ce7">
            <text:p>03/11/202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4" table:style-name="ce8">
            <text:p>24</text:p>
          </table:table-cell>
          <table:table-cell office:value-type="float" office:value="684" table:formula="of:=[.D14]*3600+[.E14]*60+[.F14]" table:style-name="ce9">
            <text:p>684</text:p>
          </table:table-cell>
          <table:table-cell office:value-type="string" table:style-name="ce10">
            <text:p>https://youtu.be/oTUBSCOSZ18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1">
            <text:p>Echanger les valeurs de 2 variab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83" table:formula="of:=[.D15]*3600+[.E15]*60+[.F15]" table:style-name="ce9">
            <text:p>183</text:p>
          </table:table-cell>
          <table:table-cell office:value-type="string" table:style-name="ce10">
            <text:p>https://youtu.be/pY9w0CEx65I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1">
            <text:p>Tri à bul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office:value-type="float" office:value="455" table:formula="of:=[.D16]*3600+[.E16]*60+[.F16]" table:style-name="ce9">
            <text:p>455</text:p>
          </table:table-cell>
          <table:table-cell office:value-type="string" table:style-name="ce10">
            <text:p>https://youtu.be/48KD2VnKeg4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1">
            <text:p>Inverser une chaîne de caractèr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9" table:style-name="ce8">
            <text:p>29</text:p>
          </table:table-cell>
          <table:table-cell office:value-type="float" office:value="509" table:formula="of:=[.D17]*3600+[.E17]*60+[.F17]" table:style-name="ce9">
            <text:p>509</text:p>
          </table:table-cell>
          <table:table-cell office:value-type="string" table:style-name="ce10">
            <text:p>https://youtu.be/2p-zIktxW1E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1">
            <text:p>Somme des éléments d'une liste</text:p>
          </table:table-cell>
          <table:table-cell office:value-type="date" office:date-value="2020-11-09T00:00:00" table:style-name="ce12">
            <text:p>09/11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4" table:style-name="ce8">
            <text:p>34</text:p>
          </table:table-cell>
          <table:table-cell office:value-type="float" office:value="514" table:formula="of:=[.D18]*3600+[.E18]*60+[.F18]" table:style-name="ce9">
            <text:p>514</text:p>
          </table:table-cell>
          <table:table-cell office:value-type="string" table:style-name="ce10">
            <text:p>https://youtu.be/O3yZZGIy9mQ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1">
            <text:p>Moyenne arithmétique</text:p>
          </table:table-cell>
          <table:table-cell office:value-type="date" office:date-value="2020-11-10T00:00:00" table:style-name="ce12">
            <text:p>10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51" table:formula="of:=[.D19]*3600+[.E19]*60+[.F19]" table:style-name="ce9">
            <text:p>251</text:p>
          </table:table-cell>
          <table:table-cell office:value-type="string" table:style-name="ce10">
            <text:p>https://youtu.be/kdmJ9VqQpeg</text:p>
          </table:table-cell>
          <table:table-cell table:number-columns-repeated="1637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1">
            <text:p>Moyenne harmonique</text:p>
          </table:table-cell>
          <table:table-cell office:value-type="date" office:date-value="2020-11-11T00:00:00" table:style-name="ce12">
            <text:p>11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3" table:style-name="ce8">
            <text:p>43</text:p>
          </table:table-cell>
          <table:table-cell office:value-type="float" office:value="283" table:formula="of:=[.D20]*3600+[.E20]*60+[.F20]" table:style-name="ce9">
            <text:p>283</text:p>
          </table:table-cell>
          <table:table-cell office:value-type="string" table:style-name="ce10">
            <text:p>https://youtu.be/TnyvLPYIa8M</text:p>
          </table:table-cell>
          <table:table-cell table:number-columns-repeated="1637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1">
            <text:p>Moyenne quadratique</text:p>
          </table:table-cell>
          <table:table-cell office:value-type="date" office:date-value="2020-11-12T00:00:00" table:style-name="ce12">
            <text:p>12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2" table:style-name="ce8">
            <text:p>22</text:p>
          </table:table-cell>
          <table:table-cell office:value-type="float" office:value="202" table:formula="of:=[.D21]*3600+[.E21]*60+[.F21]" table:style-name="ce9">
            <text:p>202</text:p>
          </table:table-cell>
          <table:table-cell office:value-type="string" table:style-name="ce10">
            <text:p>https://youtu.be/l-lr4V5sUfg</text:p>
          </table:table-cell>
          <table:table-cell table:number-columns-repeated="1637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1">
            <text:p>Moyenne géométrique</text:p>
          </table:table-cell>
          <table:table-cell office:value-type="date" office:date-value="2020-11-13T00:00:00" table:style-name="ce12">
            <text:p>13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22]*3600+[.E22]*60+[.F22]" table:style-name="ce9">
            <text:p>256</text:p>
          </table:table-cell>
          <table:table-cell office:value-type="string" table:style-name="ce10">
            <text:p>https://youtu.be/hhxlgYjKikE</text:p>
          </table:table-cell>
          <table:table-cell table:number-columns-repeated="1637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1">
            <text:p>Variance et écart-type</text:p>
          </table:table-cell>
          <table:table-cell office:value-type="date" office:date-value="2020-11-16T00:00:00" table:style-name="ce12">
            <text:p>16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7" table:style-name="ce8">
            <text:p>47</text:p>
          </table:table-cell>
          <table:table-cell office:value-type="float" office:value="407" table:formula="of:=[.D23]*3600+[.E23]*60+[.F23]" table:style-name="ce9">
            <text:p>407</text:p>
          </table:table-cell>
          <table:table-cell office:value-type="string" table:style-name="ce10">
            <text:p>https://youtu.be/IQ34LEWHu2A</text:p>
          </table:table-cell>
          <table:table-cell table:number-columns-repeated="16376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1">
            <text:p>Factorielle</text:p>
          </table:table-cell>
          <table:table-cell office:value-type="date" office:date-value="2020-11-17T00:00:00" table:style-name="ce12">
            <text:p>17/11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2" table:style-name="ce8">
            <text:p>42</text:p>
          </table:table-cell>
          <table:table-cell office:value-type="float" office:value="462" table:formula="of:=[.D24]*3600+[.E24]*60+[.F24]" table:style-name="ce9">
            <text:p>462</text:p>
          </table:table-cell>
          <table:table-cell office:value-type="string" table:style-name="ce10">
            <text:p>https://youtu.be/FNLMekgBrgo</text:p>
          </table:table-cell>
          <table:table-cell table:number-columns-repeated="16376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1">
            <text:p>Recréer la fonction len()</text:p>
          </table:table-cell>
          <table:table-cell office:value-type="date" office:date-value="2020-11-18T00:00:00" table:style-name="ce12">
            <text:p>18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6" table:style-name="ce8">
            <text:p>36</text:p>
          </table:table-cell>
          <table:table-cell office:value-type="float" office:value="156" table:formula="of:=[.D25]*3600+[.E25]*60+[.F25]" table:style-name="ce9">
            <text:p>156</text:p>
          </table:table-cell>
          <table:table-cell office:value-type="string" table:style-name="ce10">
            <text:p>https://youtu.be/wwC02fx1uAU</text:p>
          </table:table-cell>
          <table:table-cell table:number-columns-repeated="16376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1">
            <text:p>Calculer la puissance d'un nombre</text:p>
          </table:table-cell>
          <table:table-cell office:value-type="date" office:date-value="2020-11-19T00:00:00" table:style-name="ce12">
            <text:p>19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26]*3600+[.E26]*60+[.F26]" table:style-name="ce9">
            <text:p>394</text:p>
          </table:table-cell>
          <table:table-cell office:value-type="string" table:style-name="ce10">
            <text:p>https://youtu.be/XojTr43i1dU</text:p>
          </table:table-cell>
          <table:table-cell table:number-columns-repeated="16376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1">
            <text:p>Somme des puissances d'un nombre réel</text:p>
          </table:table-cell>
          <table:table-cell office:value-type="date" office:date-value="2020-11-20T00:00:00" table:style-name="ce12">
            <text:p>20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5" table:style-name="ce8">
            <text:p>55</text:p>
          </table:table-cell>
          <table:table-cell office:value-type="float" office:value="175" table:formula="of:=[.D27]*3600+[.E27]*60+[.F27]" table:style-name="ce9">
            <text:p>175</text:p>
          </table:table-cell>
          <table:table-cell office:value-type="string" table:style-name="ce10">
            <text:p>https://youtu.be/jSN96okYfVc</text:p>
          </table:table-cell>
          <table:table-cell table:number-columns-repeated="16376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1">
            <text:p>L'identité remarquable (a+b)²</text:p>
          </table:table-cell>
          <table:table-cell office:value-type="date" office:date-value="2020-11-23T00:00:00" table:style-name="ce12">
            <text:p>23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28]*3600+[.E28]*60+[.F28]" table:style-name="ce9">
            <text:p>233</text:p>
          </table:table-cell>
          <table:table-cell office:value-type="string" table:style-name="ce10">
            <text:p>https://youtu.be/NXWdZgva2EY</text:p>
          </table:table-cell>
          <table:table-cell table:number-columns-repeated="16376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1">
            <text:p>L'identité remarquable (a-b)²</text:p>
          </table:table-cell>
          <table:table-cell office:value-type="date" office:date-value="2020-11-24T00:00:00" table:style-name="ce12">
            <text:p>24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9" table:style-name="ce8">
            <text:p>59</text:p>
          </table:table-cell>
          <table:table-cell office:value-type="float" office:value="239" table:formula="of:=[.D29]*3600+[.E29]*60+[.F29]" table:style-name="ce9">
            <text:p>239</text:p>
          </table:table-cell>
          <table:table-cell office:value-type="string" table:style-name="ce10">
            <text:p>https://youtu.be/zW_6GW2tXy0</text:p>
          </table:table-cell>
          <table:table-cell table:number-columns-repeated="16376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1">
            <text:p>L'identité remarquable a² - b²</text:p>
          </table:table-cell>
          <table:table-cell office:value-type="date" office:date-value="2020-11-25T00:00:00" table:style-name="ce12">
            <text:p>25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30]*3600+[.E30]*60+[.F30]" table:style-name="ce9">
            <text:p>184</text:p>
          </table:table-cell>
          <table:table-cell office:value-type="string" table:style-name="ce10">
            <text:p>https://youtu.be/UzeE53XdrBY</text:p>
          </table:table-cell>
          <table:table-cell table:number-columns-repeated="16376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1">
            <text:p>Supprimer des éléments d'une liste</text:p>
          </table:table-cell>
          <table:table-cell office:value-type="date" office:date-value="2020-11-26T00:00:00" table:style-name="ce12">
            <text:p>26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8" table:style-name="ce8">
            <text:p>58</text:p>
          </table:table-cell>
          <table:table-cell office:value-type="float" office:value="298" table:formula="of:=[.D31]*3600+[.E31]*60+[.F31]" table:style-name="ce9">
            <text:p>298</text:p>
          </table:table-cell>
          <table:table-cell office:value-type="string" table:style-name="ce10">
            <text:p>https://youtu.be/ZPrM8UdjtM8</text:p>
          </table:table-cell>
          <table:table-cell table:number-columns-repeated="16376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1">
            <text:p>Concaténer deux listes</text:p>
          </table:table-cell>
          <table:table-cell office:value-type="date" office:date-value="2020-11-27T00:00:00" table:style-name="ce12">
            <text:p>27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32]*3600+[.E32]*60+[.F32]" table:style-name="ce9">
            <text:p>159</text:p>
          </table:table-cell>
          <table:table-cell office:value-type="string" table:style-name="ce10">
            <text:p>https://youtu.be/VQmI3Jb2l-I</text:p>
          </table:table-cell>
          <table:table-cell table:number-columns-repeated="16376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1">
            <text:p>La tour de Hanoï - Partie 1 : résolution et nombres binaires</text:p>
          </table:table-cell>
          <table:table-cell office:value-type="date" office:date-value="2020-11-29T00:00:00" table:style-name="ce12">
            <text:p>29/11/2020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45" table:style-name="ce8">
            <text:p>45</text:p>
          </table:table-cell>
          <table:table-cell office:value-type="float" office:value="1185" table:formula="of:=[.D33]*3600+[.E33]*60+[.F33]" table:style-name="ce9">
            <text:p>1185</text:p>
          </table:table-cell>
          <table:table-cell office:value-type="string" table:style-name="ce10">
            <text:p>https://youtu.be/Fno3jBXyw6w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31bis</text:p>
          </table:table-cell>
          <table:table-cell office:value-type="string" table:style-name="ce11">
            <text:p>La tour de Hanoï - Partie 2 : résolution avec Python</text:p>
          </table:table-cell>
          <table:table-cell table:style-name="ce11"/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4]*3600+[.E34]*60+[.F34]" table:style-name="ce9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8">
            <text:p>Rechercher un élément dans une liste</text:p>
          </table:table-cell>
          <table:table-cell office:value-type="date" office:date-value="2020-12-01T00:00:00" table:style-name="ce16">
            <text:p>01/12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3" table:style-name="ce8">
            <text:p>43</text:p>
          </table:table-cell>
          <table:table-cell office:value-type="float" office:value="163" table:formula="of:=[.D35]*3600+[.E35]*60+[.F35]" table:style-name="ce9">
            <text:p>163</text:p>
          </table:table-cell>
          <table:table-cell office:value-type="string" table:style-name="ce10">
            <text:p>https://youtu.be/-58Q9msluEM</text:p>
          </table:table-cell>
          <table:table-cell table:number-columns-repeated="16376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8">
            <text:p>Résoudre un polynôme du second degré</text:p>
          </table:table-cell>
          <table:table-cell office:value-type="date" office:date-value="2020-12-02T00:00:00" table:style-name="ce16">
            <text:p>02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7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36]*3600+[.E36]*60+[.F36]" table:style-name="ce9">
            <text:p>272</text:p>
          </table:table-cell>
          <table:table-cell office:value-type="string" table:style-name="ce10">
            <text:p>https://youtu.be/TVH-5mXfI_8</text:p>
          </table:table-cell>
          <table:table-cell table:number-columns-repeated="16376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8">
            <text:p>Répétitions dans une liste</text:p>
          </table:table-cell>
          <table:table-cell office:value-type="date" office:date-value="2020-12-03T00:00:00" table:style-name="ce16">
            <text:p>03/12/2020</text:p>
          </table:table-cell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7]*3600+[.E37]*60+[.F37]" table:style-name="ce9">
            <text:p>0</text:p>
          </table:table-cell>
          <table:table-cell office:value-type="string" table:style-name="ce10">
            <text:p>https://youtu.be/DkcDFbzM2Xg</text:p>
          </table:table-cell>
          <table:table-cell table:number-columns-repeated="16376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8">
            <text:p>Recréer la méthode join()</text:p>
          </table:table-cell>
          <table:table-cell office:value-type="date" office:date-value="2020-12-04T00:00:00" table:style-name="ce16">
            <text:p>04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38]*3600+[.E38]*60+[.F38]" table:style-name="ce9">
            <text:p>394</text:p>
          </table:table-cell>
          <table:table-cell office:value-type="string" table:style-name="ce10">
            <text:p>https://youtu.be/x-aO4rsELn0</text:p>
          </table:table-cell>
          <table:table-cell table:number-columns-repeated="16376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8">
            <text:p>Déterminer si une année est bissextile</text:p>
          </table:table-cell>
          <table:table-cell office:value-type="date" office:date-value="2020-12-07T00:00:00" table:style-name="ce16">
            <text:p>07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6" table:style-name="ce8">
            <text:p>56</text:p>
          </table:table-cell>
          <table:table-cell office:value-type="float" office:value="296" table:formula="of:=[.D39]*3600+[.E39]*60+[.F39]" table:style-name="ce9">
            <text:p>296</text:p>
          </table:table-cell>
          <table:table-cell office:value-type="string" table:style-name="ce10">
            <text:p>https://youtu.be/pgi9QolZxxE</text:p>
          </table:table-cell>
          <table:table-cell table:number-columns-repeated="16376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8">
            <text:p>Convertir des secondes en heures, minutes, secondes</text:p>
          </table:table-cell>
          <table:table-cell office:value-type="date" office:date-value="2020-12-08T00:00:00" table:style-name="ce16">
            <text:p>08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9" table:style-name="ce8">
            <text:p>19</text:p>
          </table:table-cell>
          <table:table-cell office:value-type="float" office:value="199" table:formula="of:=[.D40]*3600+[.E40]*60+[.F40]" table:style-name="ce9">
            <text:p>199</text:p>
          </table:table-cell>
          <table:table-cell office:value-type="string" table:style-name="ce10">
            <text:p>https://youtu.be/FxkdNMGab0Y</text:p>
          </table:table-cell>
          <table:table-cell table:number-columns-repeated="16376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8">
            <text:p>Les cycles avec le modulo</text:p>
          </table:table-cell>
          <table:table-cell office:value-type="date" office:date-value="2020-12-09T00:00:00" table:style-name="ce16">
            <text:p>09/12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41]*3600+[.E41]*60+[.F41]" table:style-name="ce9">
            <text:p>496</text:p>
          </table:table-cell>
          <table:table-cell office:value-type="string" table:style-name="ce10">
            <text:p>https://youtu.be/u4FC1UqfXds</text:p>
          </table:table-cell>
          <table:table-cell table:number-columns-repeated="16376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8">
            <text:p>Obtenir les valeurs dans la table Ascii</text:p>
          </table:table-cell>
          <table:table-cell office:value-type="date" office:date-value="2020-12-10T00:00:00" table:style-name="ce16">
            <text:p>10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9" table:style-name="ce8">
            <text:p>39</text:p>
          </table:table-cell>
          <table:table-cell office:value-type="float" office:value="399" table:formula="of:=[.D42]*3600+[.E42]*60+[.F42]" table:style-name="ce9">
            <text:p>399</text:p>
          </table:table-cell>
          <table:table-cell office:value-type="string" table:style-name="ce10">
            <text:p>https://youtu.be/_bURGQ2Afko</text:p>
          </table:table-cell>
          <table:table-cell table:number-columns-repeated="16376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8">
            <text:p>Le chiffre de César</text:p>
          </table:table-cell>
          <table:table-cell office:value-type="date" office:date-value="2020-12-11T00:00:00" table:style-name="ce16">
            <text:p>11/12/2020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797" table:formula="of:=[.D43]*3600+[.E43]*60+[.F43]" table:style-name="ce9">
            <text:p>797</text:p>
          </table:table-cell>
          <table:table-cell office:value-type="string" table:style-name="ce10">
            <text:p>https://youtu.be/M0Wv-M5wkGI</text:p>
          </table:table-cell>
          <table:table-cell table:number-columns-repeated="16376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8">
            <text:p>Résoudre une équation du premier degré</text:p>
          </table:table-cell>
          <table:table-cell office:value-type="date" office:date-value="2020-12-14T00:00:00" table:style-name="ce19">
            <text:p>14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195" table:formula="of:=[.D44]*3600+[.E44]*60+[.F44]" table:style-name="ce9">
            <text:p>195</text:p>
          </table:table-cell>
          <table:table-cell office:value-type="string" table:style-name="ce10">
            <text:p>https://youtu.be/pmA8kKbXjIY</text:p>
          </table:table-cell>
          <table:table-cell table:number-columns-repeated="16376"/>
        </table:table-row>
        <table:table-row table:style-name="ro1">
          <table:table-cell office:value-type="float" office:value="42" table:style-name="ce20">
            <text:p>42</text:p>
          </table:table-cell>
          <table:table-cell office:value-type="string" table:style-name="ce8">
            <text:p>Tester si une chaîne de caractères ne contient que des nombres</text:p>
          </table:table-cell>
          <table:table-cell office:value-type="date" office:date-value="2020-12-15T00:00:00" table:style-name="ce21">
            <text:p>15/12/2020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1" table:style-name="ce8">
            <text:p>21</text:p>
          </table:table-cell>
          <table:table-cell office:value-type="float" office:value="261" table:formula="of:=[.D45]*3600+[.E45]*60+[.F45]" table:style-name="ce9">
            <text:p>261</text:p>
          </table:table-cell>
          <table:table-cell office:value-type="string" table:style-name="ce10">
            <text:p>https://youtu.be/3uTgn1pxsTA</text:p>
          </table:table-cell>
          <table:table-cell table:number-columns-repeated="16376"/>
        </table:table-row>
        <table:table-row table:style-name="ro1">
          <table:table-cell office:value-type="float" office:value="43" table:style-name="ce20">
            <text:p>43</text:p>
          </table:table-cell>
          <table:table-cell office:value-type="string" table:style-name="ce8">
            <text:p>Tester si tous les mots d'une string commencent par une majuscule</text:p>
          </table:table-cell>
          <table:table-cell office:value-type="date" office:date-value="2020-12-16T00:00:00" table:style-name="ce21">
            <text:p>16/12/2020</text:p>
          </table:table-cell>
          <table:table-cell office:value-type="float" office:value="0" table:style-name="ce22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3" table:style-name="ce8">
            <text:p>43</text:p>
          </table:table-cell>
          <table:table-cell office:value-type="float" office:value="583" table:formula="of:=[.D46]*3600+[.E46]*60+[.F46]" table:style-name="ce9">
            <text:p>583</text:p>
          </table:table-cell>
          <table:table-cell office:value-type="string" table:style-name="ce10">
            <text:p>https://youtu.be/DIu5IHyuQbI</text:p>
          </table:table-cell>
          <table:table-cell table:number-columns-repeated="16376"/>
        </table:table-row>
        <table:table-row table:style-name="ro1">
          <table:table-cell office:value-type="float" office:value="44" table:style-name="ce20">
            <text:p>44</text:p>
          </table:table-cell>
          <table:table-cell office:value-type="string" table:style-name="ce8">
            <text:p>Renvoyer une chaîne de caractères entièrement en minuscule</text:p>
          </table:table-cell>
          <table:table-cell office:value-type="date" office:date-value="2020-12-17T00:00:00" table:style-name="ce21">
            <text:p>17/12/2020</text:p>
          </table:table-cell>
          <table:table-cell office:value-type="float" office:value="0" table:style-name="ce22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8" table:style-name="ce8">
            <text:p>28</text:p>
          </table:table-cell>
          <table:table-cell office:value-type="float" office:value="508" table:formula="of:=[.D47]*3600+[.E47]*60+[.F47]" table:style-name="ce9">
            <text:p>508</text:p>
          </table:table-cell>
          <table:table-cell office:value-type="string" table:style-name="ce10">
            <text:p>https://youtu.be/zYRQTcodjMo</text:p>
          </table:table-cell>
          <table:table-cell table:number-columns-repeated="16376"/>
        </table:table-row>
        <table:table-row table:style-name="ro1">
          <table:table-cell office:value-type="float" office:value="45" table:style-name="ce20">
            <text:p>45</text:p>
          </table:table-cell>
          <table:table-cell office:value-type="string" table:style-name="ce6">
            <text:p>Enlever les doublons dans une liste</text:p>
          </table:table-cell>
          <table:table-cell office:value-type="date" office:date-value="2020-12-18T00:00:00" table:style-name="ce16">
            <text:p>18/12/2020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float" office:value="152" table:formula="of:=[.D48]*3600+[.E48]*60+[.F48]" table:style-name="ce9">
            <text:p>152</text:p>
          </table:table-cell>
          <table:table-cell office:value-type="string" table:style-name="ce10">
            <text:p>https://youtu.be/M9Fr7CJ_0dQ</text:p>
          </table:table-cell>
          <table:table-cell table:number-columns-repeated="16376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23">
            <text:p>Tester si une chaîne de caractères contient uniquement des lettres de l'alphabet</text:p>
          </table:table-cell>
          <table:table-cell office:value-type="date" office:date-value="2020-12-21T00:00:00" table:style-name="ce16">
            <text:p>21/12/2020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61" table:formula="of:=[.D49]*3600+[.E49]*60+[.F49]" table:style-name="ce9">
            <text:p>361</text:p>
          </table:table-cell>
          <table:table-cell office:value-type="string" table:style-name="ce10">
            <text:p>https://youtu.be/QO3ANs3_uKI</text:p>
          </table:table-cell>
          <table:table-cell table:number-columns-repeated="16376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6">
            <text:p>Somme de tous les éléments d'un dictionnaire</text:p>
          </table:table-cell>
          <table:table-cell office:value-type="date" office:date-value="2020-12-22T00:00:00" table:style-name="ce16">
            <text:p>22/12/2020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6" table:style-name="ce8">
            <text:p>26</text:p>
          </table:table-cell>
          <table:table-cell office:value-type="float" office:value="206" table:formula="of:=[.D50]*3600+[.E50]*60+[.F50]" table:style-name="ce9">
            <text:p>206</text:p>
          </table:table-cell>
          <table:table-cell office:value-type="string" table:style-name="ce10">
            <text:p>https://youtu.be/8EhTvkpqpso</text:p>
          </table:table-cell>
          <table:table-cell table:number-columns-repeated="16376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8">
            <text:p>Fusionner deux dictionnaires</text:p>
          </table:table-cell>
          <table:table-cell office:value-type="date" office:date-value="2020-12-23T00:00:00" table:style-name="ce16">
            <text:p>23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51]*3600+[.E51]*60+[.F51]" table:style-name="ce9">
            <text:p>413</text:p>
          </table:table-cell>
          <table:table-cell office:value-type="string" table:style-name="ce10">
            <text:p>https://youtu.be/DMeuEz9PJVU</text:p>
          </table:table-cell>
          <table:table-cell table:number-columns-repeated="16376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8">
            <text:p>Multiplier toutes les valeurs d'un dictionnaire</text:p>
          </table:table-cell>
          <table:table-cell office:value-type="date" office:date-value="2020-12-24T00:00:00" table:style-name="ce16">
            <text:p>24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8">
            <text:p>14</text:p>
          </table:table-cell>
          <table:table-cell office:value-type="float" office:value="254" table:formula="of:=[.D52]*3600+[.E52]*60+[.F52]" table:style-name="ce9">
            <text:p>254</text:p>
          </table:table-cell>
          <table:table-cell office:value-type="string" table:style-name="ce10">
            <text:p>https://youtu.be/SdYnSTMqINw</text:p>
          </table:table-cell>
          <table:table-cell table:number-columns-repeated="16376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8">
            <text:p>Trouver la valeur maximale d'un dictionnaire</text:p>
          </table:table-cell>
          <table:table-cell office:value-type="date" office:date-value="2020-12-25T00:00:00" table:style-name="ce16">
            <text:p>25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7" table:style-name="ce8">
            <text:p>47</text:p>
          </table:table-cell>
          <table:table-cell office:value-type="float" office:value="227" table:formula="of:=[.D53]*3600+[.E53]*60+[.F53]" table:style-name="ce9">
            <text:p>227</text:p>
          </table:table-cell>
          <table:table-cell office:value-type="string" table:style-name="ce10">
            <text:p>https://youtu.be/NDu2ybeedp4</text:p>
          </table:table-cell>
          <table:table-cell table:number-columns-repeated="16376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8">
            <text:p>Trouver la valeur minimale d'un dictionnaire</text:p>
          </table:table-cell>
          <table:table-cell office:value-type="date" office:date-value="2021-01-04T00:00:00" table:style-name="ce16">
            <text:p>04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54]*3600+[.E54]*60+[.F54]" table:style-name="ce9">
            <text:p>184</text:p>
          </table:table-cell>
          <table:table-cell office:value-type="string" table:style-name="ce10">
            <text:p>https://youtu.be/cJ7g_4KwCl4</text:p>
          </table:table-cell>
          <table:table-cell table:number-columns-repeated="16376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8">
            <text:p>Transformer deux listes en un dictionnaire</text:p>
          </table:table-cell>
          <table:table-cell office:value-type="date" office:date-value="2021-01-06T00:00:00" table:style-name="ce16">
            <text:p>06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3" table:style-name="ce8">
            <text:p>33</text:p>
          </table:table-cell>
          <table:table-cell office:value-type="float" office:value="273" table:formula="of:=[.D55]*3600+[.E55]*60+[.F55]" table:style-name="ce9">
            <text:p>273</text:p>
          </table:table-cell>
          <table:table-cell office:value-type="string" table:style-name="ce10">
            <text:p>https://youtu.be/nhkT_nrHRCs</text:p>
          </table:table-cell>
          <table:table-cell table:number-columns-repeated="16376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8">
            <text:p>Supprimer tous les éléments d'une liste</text:p>
          </table:table-cell>
          <table:table-cell office:value-type="date" office:date-value="2021-01-08T00:00:00" table:style-name="ce16">
            <text:p>08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9" table:style-name="ce8">
            <text:p>39</text:p>
          </table:table-cell>
          <table:table-cell office:value-type="float" office:value="219" table:formula="of:=[.D56]*3600+[.E56]*60+[.F56]" table:style-name="ce9">
            <text:p>219</text:p>
          </table:table-cell>
          <table:table-cell office:value-type="string" table:style-name="ce10">
            <text:p>https://youtu.be/gcUXSgUMraw</text:p>
          </table:table-cell>
          <table:table-cell table:number-columns-repeated="16376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8">
            <text:p>Afficher les éléments d'un dictionnaire triés par clé</text:p>
          </table:table-cell>
          <table:table-cell office:value-type="date" office:date-value="2021-01-11T00:00:00" table:style-name="ce16">
            <text:p>11/01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0" table:style-name="ce8">
            <text:p>30</text:p>
          </table:table-cell>
          <table:table-cell office:value-type="float" office:value="150" table:formula="of:=[.D57]*3600+[.E57]*60+[.F57]" table:style-name="ce9">
            <text:p>150</text:p>
          </table:table-cell>
          <table:table-cell office:value-type="string" table:style-name="ce10">
            <text:p>https://youtu.be/i56Roybr2jo</text:p>
          </table:table-cell>
          <table:table-cell table:number-columns-repeated="16376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8">
            <text:p>Supprimer le caractère à l'indice n d'une chaîne de caractères</text:p>
          </table:table-cell>
          <table:table-cell office:value-type="date" office:date-value="2021-01-13T00:00:00" table:style-name="ce16">
            <text:p>13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194" table:formula="of:=[.D58]*3600+[.E58]*60+[.F58]" table:style-name="ce9">
            <text:p>194</text:p>
          </table:table-cell>
          <table:table-cell office:value-type="string" table:style-name="ce10">
            <text:p>https://youtu.be/_9kELzrekWk</text:p>
          </table:table-cell>
          <table:table-cell table:number-columns-repeated="16376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8">
            <text:p>Différences entre les méthodes remove, pop et del</text:p>
          </table:table-cell>
          <table:table-cell office:value-type="date" office:date-value="2021-01-15T00:00:00" table:style-name="ce16">
            <text:p>15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243" table:formula="of:=[.D59]*3600+[.E59]*60+[.F59]" table:style-name="ce9">
            <text:p>243</text:p>
          </table:table-cell>
          <table:table-cell office:value-type="string" table:style-name="ce10">
            <text:p>https://youtu.be/1GkXG8EiOVk</text:p>
          </table:table-cell>
          <table:table-cell table:number-columns-repeated="16376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8">
            <text:p>Tester si une date est valide</text:p>
          </table:table-cell>
          <table:table-cell office:value-type="date" office:date-value="2021-01-18T00:00:00" table:style-name="ce16">
            <text:p>18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float" office:value="262" table:formula="of:=[.D60]*3600+[.E60]*60+[.F60]" table:style-name="ce9">
            <text:p>262</text:p>
          </table:table-cell>
          <table:table-cell office:value-type="string" table:style-name="ce10">
            <text:p>https://youtu.be/wrXIqhTM0e4</text:p>
          </table:table-cell>
          <table:table-cell table:number-columns-repeated="16376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8">
            <text:p>Inverser un nombre entier</text:p>
          </table:table-cell>
          <table:table-cell office:value-type="date" office:date-value="2021-01-20T00:00:00" table:style-name="ce16">
            <text:p>20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61]*3600+[.E61]*60+[.F61]" table:style-name="ce9">
            <text:p>209</text:p>
          </table:table-cell>
          <table:table-cell office:value-type="string" table:style-name="ce24">
            <text:p><text:a xlink:href="https://youtu.be/GCYoabTaBjs">https://youtu.be/GCYoabTaBjs</text:a></text:p>
          </table:table-cell>
          <table:table-cell table:number-columns-repeated="16376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8">
            <text:p>Convertir un nombre décimal en binaire</text:p>
          </table:table-cell>
          <table:table-cell office:value-type="date" office:date-value="2021-01-22T00:00:00" table:style-name="ce16">
            <text:p>22/01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62]*3600+[.E62]*60+[.F62]" table:style-name="ce9">
            <text:p>366</text:p>
          </table:table-cell>
          <table:table-cell office:value-type="string" table:style-name="ce10">
            <text:p>https://youtu.be/t_3mJ8t-T4w</text:p>
          </table:table-cell>
          <table:table-cell table:number-columns-repeated="16376"/>
        </table:table-row>
        <table:table-row table:style-name="ro1">
          <table:table-cell office:value-type="float" office:value="60" table:style-name="ce25">
            <text:p>60</text:p>
          </table:table-cell>
          <table:table-cell office:value-type="string" table:style-name="ce26">
            <text:p>Convertir un nombre binaire en décimal</text:p>
          </table:table-cell>
          <table:table-cell office:value-type="date" office:date-value="2021-01-25T00:00:00" table:style-name="ce16">
            <text:p>25/01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56" table:style-name="ce18">
            <text:p>56</text:p>
          </table:table-cell>
          <table:table-cell office:value-type="float" office:value="416" table:formula="of:=[.D63]*3600+[.E63]*60+[.F63]" table:style-name="ce28">
            <text:p>416</text:p>
          </table:table-cell>
          <table:table-cell office:value-type="string" table:style-name="ce29">
            <text:p>https://youtu.be/wZjmWctFtg4</text:p>
          </table:table-cell>
          <table:table-cell table:number-columns-repeated="16376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6">
            <text:p>Convertir un nombre décimal en hexadécimal</text:p>
          </table:table-cell>
          <table:table-cell office:value-type="date" office:date-value="2021-01-27T00:00:00" table:style-name="ce16">
            <text:p>27/01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3" table:style-name="ce8">
            <text:p>43</text:p>
          </table:table-cell>
          <table:table-cell office:value-type="float" office:value="463" table:formula="of:=[.D64]*3600+[.E64]*60+[.F64]" table:style-name="ce28">
            <text:p>463</text:p>
          </table:table-cell>
          <table:table-cell office:value-type="string" table:style-name="ce10">
            <text:p>https://youtu.be/AgcOiDTxp68</text:p>
          </table:table-cell>
          <table:table-cell table:number-columns-repeated="16376"/>
        </table:table-row>
        <table:table-row table:style-name="ro1">
          <table:table-cell office:value-type="float" office:value="62" table:style-name="ce25">
            <text:p>62</text:p>
          </table:table-cell>
          <table:table-cell office:value-type="string" table:style-name="ce6">
            <text:p>Convertir un nombre hexadécimal en décimal</text:p>
          </table:table-cell>
          <table:table-cell office:value-type="date" office:date-value="2021-01-29T00:00:00" table:style-name="ce16">
            <text:p>29/01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6" table:style-name="ce8">
            <text:p>56</text:p>
          </table:table-cell>
          <table:table-cell office:value-type="float" office:value="476" table:formula="of:=[.D65]*3600+[.E65]*60+[.F65]" table:style-name="ce28">
            <text:p>476</text:p>
          </table:table-cell>
          <table:table-cell office:value-type="string" table:style-name="ce10">
            <text:p>https://youtu.be/5l1fE2x--pc</text:p>
          </table:table-cell>
          <table:table-cell table:number-columns-repeated="16376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6">
            <text:p>Addition de 2 vecteurs</text:p>
          </table:table-cell>
          <table:table-cell office:value-type="date" office:date-value="2021-02-01T00:00:00" table:style-name="ce16">
            <text:p>01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9" table:style-name="ce8">
            <text:p>29</text:p>
          </table:table-cell>
          <table:table-cell office:value-type="float" office:value="389" table:formula="of:=[.D66]*3600+[.E66]*60+[.F66]" table:style-name="ce28">
            <text:p>389</text:p>
          </table:table-cell>
          <table:table-cell office:value-type="string" table:style-name="ce10">
            <text:p>https://youtu.be/t_SMf-60Z7A</text:p>
          </table:table-cell>
          <table:table-cell table:number-columns-repeated="16376"/>
        </table:table-row>
        <table:table-row table:style-name="ro1">
          <table:table-cell office:value-type="float" office:value="64" table:style-name="ce25">
            <text:p>64</text:p>
          </table:table-cell>
          <table:table-cell office:value-type="string" table:style-name="ce6">
            <text:p>Générer une matrice avec des nombres aléatoires</text:p>
          </table:table-cell>
          <table:table-cell office:value-type="date" office:date-value="2021-02-03T00:00:00" table:style-name="ce16">
            <text:p>03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9" table:style-name="ce8">
            <text:p>39</text:p>
          </table:table-cell>
          <table:table-cell office:value-type="float" office:value="279" table:formula="of:=[.D67]*3600+[.E67]*60+[.F67]" table:style-name="ce28">
            <text:p>279</text:p>
          </table:table-cell>
          <table:table-cell office:value-type="string" table:style-name="ce10">
            <text:p>https://youtu.be/lb0t9iQnhFA</text:p>
          </table:table-cell>
          <table:table-cell table:number-columns-repeated="16376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6">
            <text:p>Calculer l'aire et le périmètre d'un cercle</text:p>
          </table:table-cell>
          <table:table-cell office:value-type="date" office:date-value="2021-02-05T00:00:00" table:style-name="ce16">
            <text:p>05/02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06" table:formula="of:=[.D68]*3600+[.E68]*60+[.F68]" table:style-name="ce28">
            <text:p>306</text:p>
          </table:table-cell>
          <table:table-cell office:value-type="string" table:style-name="ce10">
            <text:p>https://youtu.be/pv1BM16EExM</text:p>
          </table:table-cell>
          <table:table-cell table:number-columns-repeated="16376"/>
        </table:table-row>
        <table:table-row table:style-name="ro1">
          <table:table-cell office:value-type="float" office:value="66" table:style-name="ce25">
            <text:p>66</text:p>
          </table:table-cell>
          <table:table-cell office:value-type="string" table:style-name="ce6">
            <text:p>Calculer l'aire et le périmètre d'un triangle</text:p>
          </table:table-cell>
          <table:table-cell office:value-type="date" office:date-value="2021-02-08T00:00:00" table:style-name="ce16">
            <text:p>08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6" table:style-name="ce8">
            <text:p>36</text:p>
          </table:table-cell>
          <table:table-cell office:value-type="float" office:value="276" table:formula="of:=[.D69]*3600+[.E69]*60+[.F69]" table:style-name="ce28">
            <text:p>276</text:p>
          </table:table-cell>
          <table:table-cell office:value-type="string" table:style-name="ce10">
            <text:p>https://youtu.be/zvSkwIryyh0</text:p>
          </table:table-cell>
          <table:table-cell table:number-columns-repeated="16376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6">
            <text:p>Calculer l'aire et le périmètre d'un carré</text:p>
          </table:table-cell>
          <table:table-cell office:value-type="date" office:date-value="2021-02-10T00:00:00" table:style-name="ce16">
            <text:p>10/02/202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70]*3600+[.E70]*60+[.F70]" table:style-name="ce28">
            <text:p>159</text:p>
          </table:table-cell>
          <table:table-cell office:value-type="string" table:style-name="ce10">
            <text:p>https://youtu.be/4l6oce4cxZ4</text:p>
          </table:table-cell>
          <table:table-cell table:number-columns-repeated="16376"/>
        </table:table-row>
        <table:table-row table:style-name="ro1">
          <table:table-cell office:value-type="float" office:value="68" table:style-name="ce25">
            <text:p>68</text:p>
          </table:table-cell>
          <table:table-cell office:value-type="string" table:style-name="ce6">
            <text:p>Calculer l'aire et le périmètre d'un rectangle</text:p>
          </table:table-cell>
          <table:table-cell office:value-type="date" office:date-value="2021-02-12T00:00:00" table:style-name="ce16">
            <text:p>12/02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71]*3600+[.E71]*60+[.F71]" table:style-name="ce28">
            <text:p>209</text:p>
          </table:table-cell>
          <table:table-cell office:value-type="string" table:style-name="ce10">
            <text:p>https://youtu.be/Inqop8m0JlY</text:p>
          </table:table-cell>
          <table:table-cell table:number-columns-repeated="16376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6">
            <text:p>Vérifier que tous les éléments d'une liste sont différents</text:p>
          </table:table-cell>
          <table:table-cell office:value-type="date" office:date-value="2021-02-15T00:00:00" table:style-name="ce16">
            <text:p>15/02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4" table:style-name="ce8">
            <text:p>44</text:p>
          </table:table-cell>
          <table:table-cell office:value-type="float" office:value="224" table:formula="of:=[.D72]*3600+[.E72]*60+[.F72]" table:style-name="ce28">
            <text:p>224</text:p>
          </table:table-cell>
          <table:table-cell office:value-type="string" table:style-name="ce10">
            <text:p>https://youtu.be/P_eGb5GSw1Y</text:p>
          </table:table-cell>
          <table:table-cell table:number-columns-repeated="16376"/>
        </table:table-row>
        <table:table-row table:style-name="ro1">
          <table:table-cell office:value-type="float" office:value="70" table:style-name="ce25">
            <text:p>70</text:p>
          </table:table-cell>
          <table:table-cell office:value-type="string" table:style-name="ce6">
            <text:p>Mélanger les caractères d'une chaîne de caractères</text:p>
          </table:table-cell>
          <table:table-cell office:value-type="date" office:date-value="2021-02-17T00:00:00" table:style-name="ce16">
            <text:p>17/02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86" table:formula="of:=[.D73]*3600+[.E73]*60+[.F73]" table:style-name="ce28">
            <text:p>486</text:p>
          </table:table-cell>
          <table:table-cell office:value-type="string" table:style-name="ce10">
            <text:p>https://youtu.be/Vm08K-BTDok</text:p>
          </table:table-cell>
          <table:table-cell table:number-columns-repeated="16376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6">
            <text:p>Changer les lettres avec accent en lettres sans accent</text:p>
          </table:table-cell>
          <table:table-cell office:value-type="date" office:date-value="2021-02-19T00:00:00" table:style-name="ce16">
            <text:p>19/02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2" table:style-name="ce8">
            <text:p>22</text:p>
          </table:table-cell>
          <table:table-cell office:value-type="float" office:value="442" table:formula="of:=[.D74]*3600+[.E74]*60+[.F74]" table:style-name="ce28">
            <text:p>442</text:p>
          </table:table-cell>
          <table:table-cell office:value-type="string" table:style-name="ce10">
            <text:p>https://youtu.be/0pVhBxa5Zs0</text:p>
          </table:table-cell>
          <table:table-cell table:number-columns-repeated="16376"/>
        </table:table-row>
        <table:table-row table:style-name="ro1">
          <table:table-cell office:value-type="float" office:value="72" table:style-name="ce25">
            <text:p>72</text:p>
          </table:table-cell>
          <table:table-cell office:value-type="string" table:style-name="ce6">
            <text:p>Tester si deux mots sont des anagrammes</text:p>
          </table:table-cell>
          <table:table-cell office:value-type="date" office:date-value="2021-02-22T00:00:00" table:style-name="ce16">
            <text:p>22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41" table:formula="of:=[.D75]*3600+[.E75]*60+[.F75]" table:style-name="ce28">
            <text:p>241</text:p>
          </table:table-cell>
          <table:table-cell office:value-type="string" table:style-name="ce10">
            <text:p>https://youtu.be/Y9YEMaROgpc</text:p>
          </table:table-cell>
          <table:table-cell table:number-columns-repeated="16376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6">
            <text:p>Retirer les ponctuations d'une chaîne de caractères</text:p>
          </table:table-cell>
          <table:table-cell office:value-type="date" office:date-value="2021-02-24T00:00:00" table:style-name="ce16">
            <text:p>24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1" table:style-name="ce8">
            <text:p>31</text:p>
          </table:table-cell>
          <table:table-cell office:value-type="float" office:value="391" table:formula="of:=[.D76]*3600+[.E76]*60+[.F76]" table:style-name="ce28">
            <text:p>391</text:p>
          </table:table-cell>
          <table:table-cell office:value-type="string" table:style-name="ce10">
            <text:p>https://youtu.be/NQtuauEAYqo</text:p>
          </table:table-cell>
          <table:table-cell table:number-columns-repeated="16376"/>
        </table:table-row>
        <table:table-row table:style-name="ro1">
          <table:table-cell office:value-type="float" office:value="74" table:style-name="ce25">
            <text:p>74</text:p>
          </table:table-cell>
          <table:table-cell office:value-type="string" table:style-name="ce6">
            <text:p>Tester si une chaîne de caractères est un pangramme</text:p>
          </table:table-cell>
          <table:table-cell office:value-type="date" office:date-value="2021-02-26T00:00:00" table:style-name="ce16">
            <text:p>26/02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314" table:formula="of:=[.D77]*3600+[.E77]*60+[.F77]" table:style-name="ce28">
            <text:p>314</text:p>
          </table:table-cell>
          <table:table-cell office:value-type="string" table:style-name="ce10">
            <text:p>https://youtu.be/47HDfo4GLPA</text:p>
          </table:table-cell>
          <table:table-cell table:number-columns-repeated="16376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6">
            <text:p>Afficher les éléments d'une liste absents d'une autre liste</text:p>
          </table:table-cell>
          <table:table-cell office:value-type="date" office:date-value="2021-03-01T00:00:00" table:style-name="ce16">
            <text:p>01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264" table:formula="of:=[.D78]*3600+[.E78]*60+[.F78]" table:style-name="ce28">
            <text:p>264</text:p>
          </table:table-cell>
          <table:table-cell office:value-type="string" table:style-name="ce10">
            <text:p>https://youtu.be/oPL2UPiwDTI</text:p>
          </table:table-cell>
          <table:table-cell table:number-columns-repeated="16376"/>
        </table:table-row>
        <table:table-row table:style-name="ro1">
          <table:table-cell office:value-type="float" office:value="76" table:style-name="ce25">
            <text:p>76</text:p>
          </table:table-cell>
          <table:table-cell office:value-type="string" table:style-name="ce6">
            <text:p>Calculer la distance entre deux points</text:p>
          </table:table-cell>
          <table:table-cell office:value-type="date" office:date-value="2021-03-03T00:00:00" table:style-name="ce16">
            <text:p>03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79]*3600+[.E79]*60+[.F79]" table:style-name="ce28">
            <text:p>233</text:p>
          </table:table-cell>
          <table:table-cell office:value-type="string" table:style-name="ce10">
            <text:p>https://youtu.be/x6kT22a7sOA</text:p>
          </table:table-cell>
          <table:table-cell table:number-columns-repeated="16376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6">
            <text:p>Calculer l'hypoténuse d'un triangle rectangle</text:p>
          </table:table-cell>
          <table:table-cell office:value-type="date" office:date-value="2021-03-05T00:00:00" table:style-name="ce16">
            <text:p>05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1" table:style-name="ce8">
            <text:p>41</text:p>
          </table:table-cell>
          <table:table-cell office:value-type="float" office:value="221" table:formula="of:=[.D80]*3600+[.E80]*60+[.F80]" table:style-name="ce28">
            <text:p>221</text:p>
          </table:table-cell>
          <table:table-cell office:value-type="string" table:style-name="ce10">
            <text:p>https://youtu.be/otSFOYljOTY</text:p>
          </table:table-cell>
          <table:table-cell table:number-columns-repeated="16376"/>
        </table:table-row>
        <table:table-row table:style-name="ro1">
          <table:table-cell office:value-type="float" office:value="78" table:style-name="ce25">
            <text:p>78</text:p>
          </table:table-cell>
          <table:table-cell office:value-type="string" table:style-name="ce6">
            <text:p>Tester si toutes les valeurs d'un dictionnaire sont égales</text:p>
          </table:table-cell>
          <table:table-cell office:value-type="date" office:date-value="2021-03-08T00:00:00" table:style-name="ce16">
            <text:p>08/03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301" table:formula="of:=[.D81]*3600+[.E81]*60+[.F81]" table:style-name="ce28">
            <text:p>301</text:p>
          </table:table-cell>
          <table:table-cell office:value-type="string" table:style-name="ce10">
            <text:p>https://youtu.be/0m2Fn2QldBI</text:p>
          </table:table-cell>
          <table:table-cell table:number-columns-repeated="16376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6">
            <text:p>Tester si une phrase est un heterogramme</text:p>
          </table:table-cell>
          <table:table-cell office:value-type="date" office:date-value="2021-03-10T00:00:00" table:style-name="ce16">
            <text:p>10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196" table:formula="of:=[.D82]*3600+[.E82]*60+[.F82]" table:style-name="ce28">
            <text:p>196</text:p>
          </table:table-cell>
          <table:table-cell office:value-type="string" table:style-name="ce10">
            <text:p>https://youtu.be/GnobX2MqP00</text:p>
          </table:table-cell>
          <table:table-cell table:number-columns-repeated="16376"/>
        </table:table-row>
        <table:table-row table:style-name="ro1">
          <table:table-cell office:value-type="float" office:value="80" table:style-name="ce25">
            <text:p>80</text:p>
          </table:table-cell>
          <table:table-cell office:value-type="string" table:style-name="ce6">
            <text:p>Tester si une phrase est un isogramme</text:p>
          </table:table-cell>
          <table:table-cell office:value-type="date" office:date-value="2021-03-12T00:00:00" table:style-name="ce16">
            <text:p>12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400" table:formula="of:=[.D83]*3600+[.E83]*60+[.F83]" table:style-name="ce28">
            <text:p>400</text:p>
          </table:table-cell>
          <table:table-cell office:value-type="string" table:style-name="ce10">
            <text:p>https://youtu.be/PT0Ssn6AKZ0</text:p>
          </table:table-cell>
          <table:table-cell table:number-columns-repeated="16376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6">
            <text:p>Suite de Conway (Count and Say)</text:p>
          </table:table-cell>
          <table:table-cell office:value-type="date" office:date-value="2021-03-15T00:00:00" table:style-name="ce16">
            <text:p>15/03/2021</text:p>
          </table:table-cell>
          <table:table-cell office:value-type="float" office:value="0" table:style-name="ce22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917" table:formula="of:=[.D84]*3600+[.E84]*60+[.F84]" table:style-name="ce28">
            <text:p>917</text:p>
          </table:table-cell>
          <table:table-cell office:value-type="string" table:style-name="ce10">
            <text:p>https://youtu.be/HbBPEWs1fTk</text:p>
          </table:table-cell>
          <table:table-cell table:number-columns-repeated="16376"/>
        </table:table-row>
        <table:table-row table:style-name="ro1">
          <table:table-cell office:value-type="float" office:value="82" table:style-name="ce25">
            <text:p>82</text:p>
          </table:table-cell>
          <table:table-cell office:value-type="string" table:style-name="ce6">
            <text:p>Trier 3 nombres sans utiliser de boucle ni de structure conditionnelle</text:p>
          </table:table-cell>
          <table:table-cell office:value-type="date" office:date-value="2021-03-17T00:00:00" table:style-name="ce16">
            <text:p>17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85]*3600+[.E85]*60+[.F85]" table:style-name="ce28">
            <text:p>237</text:p>
          </table:table-cell>
          <table:table-cell office:value-type="string" table:style-name="ce10">
            <text:p>https://youtu.be/B3kDJv2LMKY</text:p>
          </table:table-cell>
          <table:table-cell table:number-columns-repeated="16376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6">
            <text:p>Déterminer l'équation ax+b à partir de 2 points</text:p>
          </table:table-cell>
          <table:table-cell office:value-type="date" office:date-value="2021-03-19T00:00:00" table:style-name="ce16">
            <text:p>1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311" table:formula="of:=[.D86]*3600+[.E86]*60+[.F86]" table:style-name="ce28">
            <text:p>311</text:p>
          </table:table-cell>
          <table:table-cell office:value-type="string" table:style-name="ce10">
            <text:p>https://youtu.be/R-Qy2Eo7sKg</text:p>
          </table:table-cell>
          <table:table-cell table:number-columns-repeated="16376"/>
        </table:table-row>
        <table:table-row table:style-name="ro1">
          <table:table-cell office:value-type="float" office:value="84" table:style-name="ce25">
            <text:p>84</text:p>
          </table:table-cell>
          <table:table-cell office:value-type="string" table:style-name="ce6">
            <text:p>Tester si une chaîne de caractères est un palindrome</text:p>
          </table:table-cell>
          <table:table-cell office:value-type="date" office:date-value="2021-03-22T00:00:00" table:style-name="ce16">
            <text:p>22/03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2" table:style-name="ce8">
            <text:p>22</text:p>
          </table:table-cell>
          <table:table-cell office:value-type="float" office:value="502" table:formula="of:=[.D87]*3600+[.E87]*60+[.F87]" table:style-name="ce28">
            <text:p>502</text:p>
          </table:table-cell>
          <table:table-cell office:value-type="string" table:style-name="ce10">
            <text:p>https://youtu.be/O6fo28fgGqY</text:p>
          </table:table-cell>
          <table:table-cell table:number-columns-repeated="16376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6">
            <text:p>Tester si une phrase est un palindrome</text:p>
          </table:table-cell>
          <table:table-cell office:value-type="date" office:date-value="2021-03-24T00:00:00" table:style-name="ce16">
            <text:p>24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1" table:style-name="ce8">
            <text:p>31</text:p>
          </table:table-cell>
          <table:table-cell office:value-type="float" office:value="271" table:formula="of:=[.D88]*3600+[.E88]*60+[.F88]" table:style-name="ce28">
            <text:p>271</text:p>
          </table:table-cell>
          <table:table-cell office:value-type="string" table:style-name="ce10">
            <text:p>https://youtu.be/91T4uquuNkc</text:p>
          </table:table-cell>
          <table:table-cell table:number-columns-repeated="16376"/>
        </table:table-row>
        <table:table-row table:style-name="ro1">
          <table:table-cell office:value-type="float" office:value="86" table:style-name="ce25">
            <text:p>86</text:p>
          </table:table-cell>
          <table:table-cell office:value-type="string" table:style-name="ce6">
            <text:p>Somme des colonnes et des lignes d'une matrice</text:p>
          </table:table-cell>
          <table:table-cell office:value-type="date" office:date-value="2021-03-26T00:00:00" table:style-name="ce16">
            <text:p>26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7" table:style-name="ce8">
            <text:p>37</text:p>
          </table:table-cell>
          <table:table-cell office:value-type="float" office:value="397" table:formula="of:=[.D89]*3600+[.E89]*60+[.F89]" table:style-name="ce28">
            <text:p>397</text:p>
          </table:table-cell>
          <table:table-cell office:value-type="string" table:style-name="ce10">
            <text:p>https://youtu.be/npk57jqwJBU</text:p>
          </table:table-cell>
          <table:table-cell table:number-columns-repeated="16376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6">
            <text:p>Trouver les sunny numbers dans un intervalle</text:p>
          </table:table-cell>
          <table:table-cell office:value-type="date" office:date-value="2021-03-29T00:00:00" table:style-name="ce16">
            <text:p>2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302" table:formula="of:=[.D90]*3600+[.E90]*60+[.F90]" table:style-name="ce28">
            <text:p>302</text:p>
          </table:table-cell>
          <table:table-cell office:value-type="string" table:style-name="ce10">
            <text:p>https://youtu.be/VhWm3qVOa7Y</text:p>
          </table:table-cell>
          <table:table-cell table:number-columns-repeated="16376"/>
        </table:table-row>
        <table:table-row table:style-name="ro1">
          <table:table-cell office:value-type="float" office:value="88" table:style-name="ce25">
            <text:p>88</text:p>
          </table:table-cell>
          <table:table-cell office:value-type="string" table:style-name="ce6">
            <text:p>Calculer la valeur du nombre d'Euler 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9" table:style-name="ce8">
            <text:p>29</text:p>
          </table:table-cell>
          <table:table-cell office:value-type="float" office:value="149" table:formula="of:=[.D91]*3600+[.E91]*60+[.F91]" table:style-name="ce28">
            <text:p>149</text:p>
          </table:table-cell>
          <table:table-cell office:value-type="string" table:style-name="ce10">
            <text:p>https://youtu.be/V4d_1ewvkUM</text:p>
          </table:table-cell>
          <table:table-cell table:number-columns-repeated="16376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6">
            <text:p>Trouver les nombres heureux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00" table:formula="of:=[.D92]*3600+[.E92]*60+[.F92]" table:style-name="ce28">
            <text:p>300</text:p>
          </table:table-cell>
          <table:table-cell office:value-type="string" table:style-name="ce10">
            <text:p>https://youtu.be/AQEAK6G4Lco</text:p>
          </table:table-cell>
          <table:table-cell table:number-columns-repeated="16376"/>
        </table:table-row>
        <table:table-row table:style-name="ro1">
          <table:table-cell office:value-type="float" office:value="90" table:style-name="ce25">
            <text:p>90</text:p>
          </table:table-cell>
          <table:table-cell office:value-type="string" table:style-name="ce6">
            <text:p>Trouver les spy numbers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5" table:style-name="ce8">
            <text:p>25</text:p>
          </table:table-cell>
          <table:table-cell office:value-type="float" office:value="445" table:formula="of:=[.D93]*3600+[.E93]*60+[.F93]" table:style-name="ce28">
            <text:p>445</text:p>
          </table:table-cell>
          <table:table-cell office:value-type="string" table:style-name="ce10">
            <text:p>https://youtu.be/xYmhqo3Zmgc</text:p>
          </table:table-cell>
          <table:table-cell table:number-columns-repeated="16376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6">
            <text:p>Taux de croissanc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1" table:style-name="ce8">
            <text:p>21</text:p>
          </table:table-cell>
          <table:table-cell office:value-type="float" office:value="321" table:formula="of:=[.D94]*3600+[.E94]*60+[.F94]" table:style-name="ce28">
            <text:p>321</text:p>
          </table:table-cell>
          <table:table-cell office:value-type="string" table:style-name="ce10">
            <text:p>https://youtu.be/et36ILjE38c</text:p>
          </table:table-cell>
          <table:table-cell table:number-columns-repeated="16376"/>
        </table:table-row>
        <table:table-row table:style-name="ro1">
          <table:table-cell office:value-type="float" office:value="92" table:style-name="ce25">
            <text:p>92</text:p>
          </table:table-cell>
          <table:table-cell office:value-type="string" table:style-name="ce26">
            <text:p>Série des nombres triangul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8" table:style-name="ce18">
            <text:p>8</text:p>
          </table:table-cell>
          <table:table-cell office:value-type="float" office:value="368" table:formula="of:=[.D95]*3600+[.E95]*60+[.F95]" table:style-name="ce28">
            <text:p>368</text:p>
          </table:table-cell>
          <table:table-cell office:value-type="string" table:style-name="ce29">
            <text:p>https://youtu.be/aBpU8IpxaYw</text:p>
          </table:table-cell>
          <table:table-cell table:number-columns-repeated="16376"/>
        </table:table-row>
        <table:table-row table:style-name="ro1">
          <table:table-cell office:value-type="float" office:value="93" table:style-name="ce20">
            <text:p>93</text:p>
          </table:table-cell>
          <table:table-cell office:value-type="string" table:style-name="ce8">
            <text:p>Calculer la distance Euclidienn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425" table:formula="of:=[.D96]*3600+[.E96]*60+[.F96]" table:style-name="ce9">
            <text:p>425</text:p>
          </table:table-cell>
          <table:table-cell office:value-type="string" table:style-name="ce10">
            <text:p>https://youtu.be/sMEVCSQIFmI</text:p>
          </table:table-cell>
          <table:table-cell table:number-columns-repeated="16376"/>
        </table:table-row>
        <table:table-row table:style-name="ro1">
          <table:table-cell office:value-type="float" office:value="94" table:style-name="ce30">
            <text:p>94</text:p>
          </table:table-cell>
          <table:table-cell office:value-type="string" table:style-name="ce8">
            <text:p>Déterminer si un nombre est pair ou impair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137" table:formula="of:=[.D97]*3600+[.E97]*60+[.F97]" table:style-name="ce9">
            <text:p>137</text:p>
          </table:table-cell>
          <table:table-cell office:value-type="string" table:style-name="ce10">
            <text:p>https://youtu.be/Y34srP2FVes</text:p>
          </table:table-cell>
          <table:table-cell table:number-columns-repeated="16376"/>
        </table:table-row>
        <table:table-row table:style-name="ro1">
          <table:table-cell office:value-type="float" office:value="95" table:style-name="ce30">
            <text:p>95</text:p>
          </table:table-cell>
          <table:table-cell office:value-type="string" table:style-name="ce18">
            <text:p>Faire le somme de 2 nombres bin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29">
            <text:p>4</text:p>
          </table:table-cell>
          <table:table-cell office:value-type="float" office:value="49" table:style-name="ce29">
            <text:p>49</text:p>
          </table:table-cell>
          <table:table-cell office:value-type="float" office:value="289" table:formula="of:=[.D98]*3600+[.E98]*60+[.F98]" table:style-name="ce9">
            <text:p>289</text:p>
          </table:table-cell>
          <table:table-cell office:value-type="string" table:style-name="ce29">
            <text:p>https://youtu.be/9u7y9gRH_lg</text:p>
          </table:table-cell>
          <table:table-cell table:number-columns-repeated="16376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8">
            <text:p>Rendu de monnai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545" table:formula="of:=[.D99]*3600+[.E99]*60+[.F99]" table:style-name="ce9">
            <text:p>545</text:p>
          </table:table-cell>
          <table:table-cell office:value-type="string" table:style-name="ce10">
            <text:p>https://youtu.be/QDEruQ7lgUc</text:p>
          </table:table-cell>
          <table:table-cell table:number-columns-repeated="16376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8">
            <text:p>Réinitialiser un objet en Python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100]*3600+[.E100]*60+[.F100]" table:style-name="ce9">
            <text:p>191</text:p>
          </table:table-cell>
          <table:table-cell office:value-type="string" table:style-name="ce10">
            <text:p>https://youtu.be/GSWNfGjbrlU</text:p>
          </table:table-cell>
          <table:table-cell table:number-columns-repeated="16376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8">
            <text:p>Les nombres strobogrammatique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3" table:style-name="ce8">
            <text:p>53</text:p>
          </table:table-cell>
          <table:table-cell office:value-type="float" office:value="473" table:formula="of:=[.D101]*3600+[.E101]*60+[.F101]" table:style-name="ce9">
            <text:p>473</text:p>
          </table:table-cell>
          <table:table-cell office:value-type="string" table:style-name="ce10">
            <text:p>https://youtu.be/dwj0cAn3ArA</text:p>
          </table:table-cell>
          <table:table-cell table:number-columns-repeated="16376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8">
            <text:p>Evil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2" table:style-name="ce8">
            <text:p>32</text:p>
          </table:table-cell>
          <table:table-cell office:value-type="float" office:value="332" table:formula="of:=[.D102]*3600+[.E102]*60+[.F102]" table:style-name="ce9">
            <text:p>332</text:p>
          </table:table-cell>
          <table:table-cell office:value-type="string" table:style-name="ce10">
            <text:p>https://youtu.be/Kpzc-Wrlpi8</text:p>
          </table:table-cell>
          <table:table-cell table:number-columns-repeated="16376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8">
            <text:p>Disarium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2" table:style-name="ce8">
            <text:p>42</text:p>
          </table:table-cell>
          <table:table-cell office:value-type="float" office:value="222" table:formula="of:=[.D103]*3600+[.E103]*60+[.F103]" table:style-name="ce9">
            <text:p>222</text:p>
          </table:table-cell>
          <table:table-cell office:value-type="string" table:style-name="ce10">
            <text:p>https://youtu.be/VzjWEE_pK7s</text:p>
          </table:table-cell>
          <table:table-cell table:number-columns-repeated="16376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8">
            <text:p>Trimorphic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58" table:style-name="ce18">
            <text:p>58</text:p>
          </table:table-cell>
          <table:table-cell office:value-type="float" office:value="298" table:formula="of:=[.D104]*3600+[.E104]*60+[.F104]" table:style-name="ce28">
            <text:p>298</text:p>
          </table:table-cell>
          <table:table-cell office:value-type="string" table:style-name="ce29">
            <text:p>https://youtu.be/875OumwR0Xo</text:p>
          </table:table-cell>
          <table:table-cell table:number-columns-repeated="16376"/>
        </table:table-row>
        <table:table-row table:style-name="ro1">
          <table:table-cell office:value-type="float" office:value="102" table:style-name="ce20">
            <text:p>102</text:p>
          </table:table-cell>
          <table:table-cell office:value-type="string" table:style-name="ce8">
            <text:p>Ugly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8" table:style-name="ce8">
            <text:p>48</text:p>
          </table:table-cell>
          <table:table-cell office:value-type="float" office:value="228" table:formula="of:=[.D105]*3600+[.E105]*60+[.F105]" table:style-name="ce28">
            <text:p>228</text:p>
          </table:table-cell>
          <table:table-cell office:value-type="string" table:style-name="ce10">
            <text:p>https://youtu.be/TtjItt38TFA</text:p>
          </table:table-cell>
          <table:table-cell table:number-columns-repeated="16376"/>
        </table:table-row>
        <table:table-row table:style-name="ro1">
          <table:table-cell office:value-type="float" office:value="103" table:style-name="ce20">
            <text:p>103</text:p>
          </table:table-cell>
          <table:table-cell office:value-type="string" table:style-name="ce8">
            <text:p>Instancier une matrice nulle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5" table:style-name="ce8">
            <text:p>35</text:p>
          </table:table-cell>
          <table:table-cell office:value-type="float" office:value="155" table:formula="of:=[.D106]*3600+[.E106]*60+[.F106]" table:style-name="ce28">
            <text:p>155</text:p>
          </table:table-cell>
          <table:table-cell office:value-type="string" table:style-name="ce10">
            <text:p>https://youtu.be/TZEn60JRXPI</text:p>
          </table:table-cell>
          <table:table-cell table:number-columns-repeated="16376"/>
        </table:table-row>
        <table:table-row table:style-name="ro1">
          <table:table-cell office:value-type="float" office:value="104" table:style-name="ce20">
            <text:p>104</text:p>
          </table:table-cell>
          <table:table-cell office:value-type="string" table:style-name="ce8">
            <text:p>Convertir des nombres entiers en chiffres romain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107]*3600+[.E107]*60+[.F107]" table:style-name="ce28">
            <text:p>496</text:p>
          </table:table-cell>
          <table:table-cell office:value-type="string" table:style-name="ce10">
            <text:p>https://youtu.be/fD9aw0dZtjc</text:p>
          </table:table-cell>
          <table:table-cell table:number-columns-repeated="16376"/>
        </table:table-row>
        <table:table-row table:style-name="ro1">
          <table:table-cell office:value-type="float" office:value="105" table:style-name="ce20">
            <text:p>105</text:p>
          </table:table-cell>
          <table:table-cell office:value-type="string" table:style-name="ce8">
            <text:p>Convertir des chiffres romains en nombres enti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08]*3600+[.E108]*60+[.F108]" table:style-name="ce28">
            <text:p>454</text:p>
          </table:table-cell>
          <table:table-cell office:value-type="string" table:style-name="ce10">
            <text:p>https://youtu.be/WFyrryNO9Nk</text:p>
          </table:table-cell>
          <table:table-cell table:number-columns-repeated="16376"/>
        </table:table-row>
        <table:table-row table:style-name="ro1">
          <table:table-cell office:value-type="float" office:value="106" table:style-name="ce20">
            <text:p>106</text:p>
          </table:table-cell>
          <table:table-cell office:value-type="string" table:style-name="ce8">
            <text:p>Le poids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109]*3600+[.E109]*60+[.F109]" table:style-name="ce28">
            <text:p>256</text:p>
          </table:table-cell>
          <table:table-cell office:value-type="string" table:style-name="ce10">
            <text:p>https://youtu.be/noOCKbPLaRo</text:p>
          </table:table-cell>
          <table:table-cell table:number-columns-repeated="16376"/>
        </table:table-row>
        <table:table-row table:style-name="ro1">
          <table:table-cell office:value-type="float" office:value="107" table:style-name="ce20">
            <text:p>107</text:p>
          </table:table-cell>
          <table:table-cell office:value-type="string" table:style-name="ce8">
            <text:p>Distance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10]*3600+[.E110]*60+[.F110]" table:style-name="ce28">
            <text:p>313</text:p>
          </table:table-cell>
          <table:table-cell office:value-type="string" table:style-name="ce10">
            <text:p>https://youtu.be/VOMjIrmCULc</text:p>
          </table:table-cell>
          <table:table-cell table:number-columns-repeated="16376"/>
        </table:table-row>
        <table:table-row table:style-name="ro1">
          <table:table-cell office:value-type="float" office:value="108" table:style-name="ce20">
            <text:p>108</text:p>
          </table:table-cell>
          <table:table-cell office:value-type="string" table:style-name="ce8">
            <text:p>Jeu de Nim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6" table:style-name="ce8">
            <text:p>36</text:p>
          </table:table-cell>
          <table:table-cell office:value-type="float" office:value="216" table:formula="of:=[.D111]*3600+[.E111]*60+[.F111]" table:style-name="ce28">
            <text:p>216</text:p>
          </table:table-cell>
          <table:table-cell office:value-type="string" table:style-name="ce10">
            <text:p>https://youtu.be/aMV3nWR7nuA</text:p>
          </table:table-cell>
          <table:table-cell table:number-columns-repeated="16376"/>
        </table:table-row>
        <table:table-row table:style-name="ro1">
          <table:table-cell office:value-type="float" office:value="109" table:style-name="ce20">
            <text:p>109</text:p>
          </table:table-cell>
          <table:table-cell office:value-type="string" table:style-name="ce8">
            <text:p>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3" table:style-name="ce8">
            <text:p>23</text:p>
          </table:table-cell>
          <table:table-cell office:value-type="float" office:value="263" table:formula="of:=[.D112]*3600+[.E112]*60+[.F112]" table:style-name="ce28">
            <text:p>263</text:p>
          </table:table-cell>
          <table:table-cell office:value-type="string" table:style-name="ce10">
            <text:p>https://youtu.be/_GmwwVHonic</text:p>
          </table:table-cell>
          <table:table-cell table:number-columns-repeated="16376"/>
        </table:table-row>
        <table:table-row table:style-name="ro1">
          <table:table-cell office:value-type="float" office:value="110" table:style-name="ce20">
            <text:p>110</text:p>
          </table:table-cell>
          <table:table-cell office:value-type="string" table:style-name="ce8">
            <text:p>Arm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0" table:style-name="ce8">
            <text:p>20</text:p>
          </table:table-cell>
          <table:table-cell office:value-type="float" office:value="200" table:formula="of:=[.D113]*3600+[.E113]*60+[.F113]" table:style-name="ce28">
            <text:p>200</text:p>
          </table:table-cell>
          <table:table-cell office:value-type="string" table:style-name="ce10">
            <text:p>https://youtu.be/nkGMMMU8heA</text:p>
          </table:table-cell>
          <table:table-cell table:number-columns-repeated="16376"/>
        </table:table-row>
        <table:table-row table:style-name="ro1">
          <table:table-cell office:value-type="float" office:value="111" table:style-name="ce20">
            <text:p>111</text:p>
          </table:table-cell>
          <table:table-cell office:value-type="string" table:style-name="ce8">
            <text:p>Super digit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7" table:style-name="ce8">
            <text:p>17</text:p>
          </table:table-cell>
          <table:table-cell office:value-type="float" office:value="257" table:formula="of:=[.D114]*3600+[.E114]*60+[.F114]" table:style-name="ce28">
            <text:p>257</text:p>
          </table:table-cell>
          <table:table-cell office:value-type="string" table:style-name="ce10">
            <text:p>https://youtu.be/oIGr_S7zT30</text:p>
          </table:table-cell>
          <table:table-cell table:number-columns-repeated="16376"/>
        </table:table-row>
        <table:table-row table:style-name="ro1">
          <table:table-cell office:value-type="float" office:value="112" table:style-name="ce20">
            <text:p>112</text:p>
          </table:table-cell>
          <table:table-cell office:value-type="string" table:style-name="ce8">
            <text:p>Le triangle de Floyd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246" table:formula="of:=[.D115]*3600+[.E115]*60+[.F115]" table:style-name="ce28">
            <text:p>246</text:p>
          </table:table-cell>
          <table:table-cell office:value-type="string" table:style-name="ce24">
            <text:p><text:a xlink:href="https://youtu.be/_WGWyZXOPmY">https://youtu.be/_WGWyZXOPmY</text:a></text:p>
          </table:table-cell>
          <table:table-cell table:number-columns-repeated="16376"/>
        </table:table-row>
        <table:table-row table:style-name="ro1">
          <table:table-cell office:value-type="float" office:value="113" table:style-name="ce20">
            <text:p>113</text:p>
          </table:table-cell>
          <table:table-cell office:value-type="string" table:style-name="ce8">
            <text:p>Fascinating Numbers</text:p>
          </table:table-cell>
          <table:table-cell office:value-type="date" office:date-value="2021-04-07T00:00:00" table:style-name="ce16">
            <text:p>07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16]*3600+[.E116]*60+[.F116]" table:style-name="ce28">
            <text:p>454</text:p>
          </table:table-cell>
          <table:table-cell office:value-type="string" table:style-name="ce10">
            <text:p>https://youtu.be/dg9lR37YNwo</text:p>
          </table:table-cell>
          <table:table-cell table:number-columns-repeated="16376"/>
        </table:table-row>
        <table:table-row table:style-name="ro1">
          <table:table-cell office:value-type="float" office:value="114" table:style-name="ce20">
            <text:p>114</text:p>
          </table:table-cell>
          <table:table-cell office:value-type="string" table:style-name="ce8">
            <text:p>Les nombres automorphes</text:p>
          </table:table-cell>
          <table:table-cell office:value-type="date" office:date-value="2021-04-09T00:00:00" table:style-name="ce16">
            <text:p>09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17]*3600+[.E117]*60+[.F117]" table:style-name="ce28">
            <text:p>440</text:p>
          </table:table-cell>
          <table:table-cell office:value-type="string" table:style-name="ce10">
            <text:p>https://youtu.be/SPju1nzoN8c</text:p>
          </table:table-cell>
          <table:table-cell table:number-columns-repeated="16376"/>
        </table:table-row>
        <table:table-row table:style-name="ro1">
          <table:table-cell office:value-type="float" office:value="115" table:style-name="ce20">
            <text:p>115</text:p>
          </table:table-cell>
          <table:table-cell office:value-type="string" table:style-name="ce8">
            <text:p>Tester si une grille de Sudoku est valide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668" table:formula="of:=[.D118]*3600+[.E118]*60+[.F118]" table:style-name="ce28">
            <text:p>668</text:p>
          </table:table-cell>
          <table:table-cell office:value-type="string" table:style-name="ce10">
            <text:p>https://youtu.be/urteMCdSEIU</text:p>
          </table:table-cell>
          <table:table-cell table:number-columns-repeated="16376"/>
        </table:table-row>
        <table:table-row table:style-name="ro1">
          <table:table-cell office:value-type="float" office:value="116" table:style-name="ce20">
            <text:p>116</text:p>
          </table:table-cell>
          <table:table-cell office:value-type="string" table:style-name="ce8">
            <text:p>Résoudre une grille de Sudoku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32" table:style-name="ce8">
            <text:p>32</text:p>
          </table:table-cell>
          <table:table-cell office:value-type="float" office:value="812" table:formula="of:=[.D119]*3600+[.E119]*60+[.F119]" table:style-name="ce28">
            <text:p>812</text:p>
          </table:table-cell>
          <table:table-cell office:value-type="string" table:style-name="ce10">
            <text:p>https://youtu.be/O2pcNxzlL0Q</text:p>
          </table:table-cell>
          <table:table-cell table:number-columns-repeated="16376"/>
        </table:table-row>
        <table:table-row table:style-name="ro1">
          <table:table-cell office:value-type="float" office:value="117" table:style-name="ce20">
            <text:p>117</text:p>
          </table:table-cell>
          <table:table-cell office:value-type="string" table:style-name="ce8">
            <text:p>Afficher le triangle de Pascal</text:p>
          </table:table-cell>
          <table:table-cell office:value-type="date" office:date-value="2021-04-15T00:00:00" table:style-name="ce16">
            <text:p>15/04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728" table:formula="of:=[.D120]*3600+[.E120]*60+[.F120]" table:style-name="ce28">
            <text:p>728</text:p>
          </table:table-cell>
          <table:table-cell office:value-type="string" table:style-name="ce10">
            <text:p>https://youtu.be/AlHCUHLFQ30</text:p>
          </table:table-cell>
          <table:table-cell table:number-columns-repeated="16376"/>
        </table:table-row>
        <table:table-row table:style-name="ro1">
          <table:table-cell office:value-type="float" office:value="118" table:style-name="ce20">
            <text:p>118</text:p>
          </table:table-cell>
          <table:table-cell office:value-type="string" table:style-name="ce8">
            <text:p>Retourner les éléments présents dans deux listes</text:p>
          </table:table-cell>
          <table:table-cell office:value-type="date" office:date-value="2021-04-20T00:00:00" table:style-name="ce16">
            <text:p>20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121]*3600+[.E121]*60+[.F121]" table:style-name="ce28">
            <text:p>233</text:p>
          </table:table-cell>
          <table:table-cell office:value-type="string" table:style-name="ce10">
            <text:p>https://youtu.be/ykc9ICfd6GY</text:p>
          </table:table-cell>
          <table:table-cell table:number-columns-repeated="16376"/>
        </table:table-row>
        <table:table-row table:style-name="ro1">
          <table:table-cell office:value-type="float" office:value="119" table:style-name="ce20">
            <text:p>119</text:p>
          </table:table-cell>
          <table:table-cell office:value-type="string" table:style-name="ce8">
            <text:p>Somme de deux fractions</text:p>
          </table:table-cell>
          <table:table-cell office:value-type="date" office:date-value="2021-04-22T00:00:00" table:style-name="ce16">
            <text:p>22/04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8" table:style-name="ce8">
            <text:p>38</text:p>
          </table:table-cell>
          <table:table-cell office:value-type="float" office:value="338" table:formula="of:=[.D122]*3600+[.E122]*60+[.F122]" table:style-name="ce28">
            <text:p>338</text:p>
          </table:table-cell>
          <table:table-cell office:value-type="string" table:style-name="ce10">
            <text:p>https://youtu.be/fEYYgDRgf9A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199.1</text:p>
          </table:table-cell>
          <table:table-cell office:value-type="string" table:style-name="ce8">
            <text:p>Somme de deux fractions - Le module Fraction</text:p>
          </table:table-cell>
          <table:table-cell office:value-type="date" office:date-value="2021-05-31T00:00:00" table:style-name="ce16">
            <text:p>31/05/202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5" table:style-name="ce8">
            <text:p>45</text:p>
          </table:table-cell>
          <table:table-cell office:value-type="float" office:value="105" table:formula="of:=[.D123]*3600+[.E123]*60+[.F123]" table:style-name="ce28">
            <text:p>105</text:p>
          </table:table-cell>
          <table:table-cell office:value-type="string" table:style-name="ce10">
            <text:p>https://youtu.be/6f2U7czDKVE</text:p>
          </table:table-cell>
          <table:table-cell table:number-columns-repeated="16376"/>
        </table:table-row>
        <table:table-row table:style-name="ro1">
          <table:table-cell office:value-type="float" office:value="120" table:style-name="ce20">
            <text:p>120</text:p>
          </table:table-cell>
          <table:table-cell office:value-type="string" table:style-name="ce8">
            <text:p>Les nombres de Tribonacci</text:p>
          </table:table-cell>
          <table:table-cell office:value-type="date" office:date-value="2021-04-23T00:00:00" table:style-name="ce16">
            <text:p>23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6" table:style-name="ce8">
            <text:p>46</text:p>
          </table:table-cell>
          <table:table-cell office:value-type="float" office:value="286" table:formula="of:=[.D124]*3600+[.E124]*60+[.F124]" table:style-name="ce28">
            <text:p>286</text:p>
          </table:table-cell>
          <table:table-cell office:value-type="string" table:style-name="ce10">
            <text:p>https://youtu.be/suQdQDBmJ1Q</text:p>
          </table:table-cell>
          <table:table-cell table:number-columns-repeated="16376"/>
        </table:table-row>
        <table:table-row table:style-name="ro1">
          <table:table-cell office:value-type="float" office:value="121" table:style-name="ce20">
            <text:p>121</text:p>
          </table:table-cell>
          <table:table-cell office:value-type="string" table:style-name="ce8">
            <text:p>Inverser tous les mots d'une chaîne de caractères</text:p>
          </table:table-cell>
          <table:table-cell office:value-type="date" office:date-value="2021-05-21T00:00:00" table:style-name="ce16">
            <text:p>21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9" table:style-name="ce8">
            <text:p>29</text:p>
          </table:table-cell>
          <table:table-cell office:value-type="float" office:value="269" table:formula="of:=[.D125]*3600+[.E125]*60+[.F125]" table:style-name="ce28">
            <text:p>269</text:p>
          </table:table-cell>
          <table:table-cell office:value-type="string" table:style-name="ce10">
            <text:p>https://youtu.be/OvxuJEvMhLs</text:p>
          </table:table-cell>
          <table:table-cell table:number-columns-repeated="16376"/>
        </table:table-row>
        <table:table-row table:style-name="ro1">
          <table:table-cell office:value-type="float" office:value="122" table:style-name="ce20">
            <text:p>122</text:p>
          </table:table-cell>
          <table:table-cell office:value-type="string" table:style-name="ce8">
            <text:p>Number complement</text:p>
          </table:table-cell>
          <table:table-cell office:value-type="date" office:date-value="2021-05-23T00:00:00" table:style-name="ce16">
            <text:p>23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7" table:style-name="ce8">
            <text:p>47</text:p>
          </table:table-cell>
          <table:table-cell office:value-type="float" office:value="287" table:formula="of:=[.D126]*3600+[.E126]*60+[.F126]" table:style-name="ce28">
            <text:p>287</text:p>
          </table:table-cell>
          <table:table-cell office:value-type="string" table:style-name="ce10">
            <text:p>https://youtu.be/VBpqFPGIFWI</text:p>
          </table:table-cell>
          <table:table-cell table:number-columns-repeated="16376"/>
        </table:table-row>
        <table:table-row table:style-name="ro1">
          <table:table-cell office:value-type="float" office:value="123" table:style-name="ce20">
            <text:p>123</text:p>
          </table:table-cell>
          <table:table-cell office:value-type="string" table:style-name="ce8">
            <text:p>Coefficient binomial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2" table:style-name="ce8">
            <text:p>42</text:p>
          </table:table-cell>
          <table:table-cell office:value-type="float" office:value="162" table:formula="of:=[.D127]*3600+[.E127]*60+[.F127]" table:style-name="ce28">
            <text:p>162</text:p>
          </table:table-cell>
          <table:table-cell office:value-type="string" table:style-name="ce10">
            <text:p>https://youtu.be/7dyl22oA9QM</text:p>
          </table:table-cell>
          <table:table-cell table:number-columns-repeated="16376"/>
        </table:table-row>
        <table:table-row table:style-name="ro1">
          <table:table-cell office:value-type="float" office:value="124" table:style-name="ce20">
            <text:p>124</text:p>
          </table:table-cell>
          <table:table-cell office:value-type="string" table:style-name="ce8">
            <text:p>Ajouter des zéros au début d'un nombre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4" table:style-name="ce8">
            <text:p>34</text:p>
          </table:table-cell>
          <table:table-cell office:value-type="float" office:value="334" table:formula="of:=[.D128]*3600+[.E128]*60+[.F128]" table:style-name="ce28">
            <text:p>334</text:p>
          </table:table-cell>
          <table:table-cell office:value-type="string" table:style-name="ce10">
            <text:p>https://youtu.be/0Ua5_KHUEgk</text:p>
          </table:table-cell>
          <table:table-cell table:number-columns-repeated="16376"/>
        </table:table-row>
        <table:table-row table:style-name="ro1">
          <table:table-cell office:value-type="float" office:value="125" table:style-name="ce20">
            <text:p>125</text:p>
          </table:table-cell>
          <table:table-cell office:value-type="string" table:style-name="ce8">
            <text:p>Trouver le PGCD</text:p>
          </table:table-cell>
          <table:table-cell office:value-type="date" office:date-value="2021-06-21T00:00:00" table:style-name="ce16">
            <text:p>21/06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44" table:formula="of:=[.D129]*3600+[.E129]*60+[.F129]" table:style-name="ce28">
            <text:p>244</text:p>
          </table:table-cell>
          <table:table-cell office:value-type="string" table:style-name="ce10">
            <text:p>https://youtu.be/5vLbm74WtZI</text:p>
          </table:table-cell>
          <table:table-cell table:number-columns-repeated="16376" table:style-name="ce1"/>
        </table:table-row>
        <table:table-row table:style-name="ro1">
          <table:table-cell office:value-type="float" office:value="126" table:style-name="ce20">
            <text:p>126</text:p>
          </table:table-cell>
          <table:table-cell office:value-type="string" table:style-name="ce8">
            <text:p>Initialiser une matrice identité</text:p>
          </table:table-cell>
          <table:table-cell office:value-type="date" office:date-value="2021-07-27T00:00:00" table:style-name="ce16">
            <text:p>27/07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30]*3600+[.E130]*60+[.F130]" table:style-name="ce28">
            <text:p>313</text:p>
          </table:table-cell>
          <table:table-cell office:value-type="string" table:style-name="ce29">
            <text:p>https://youtu.be/l0ymWM4QsaY</text:p>
          </table:table-cell>
          <table:table-cell table:number-columns-repeated="16376" table:style-name="ce1"/>
        </table:table-row>
        <table:table-row table:style-name="ro1">
          <table:table-cell office:value-type="float" office:value="127" table:style-name="ce20">
            <text:p>127</text:p>
          </table:table-cell>
          <table:table-cell office:value-type="string" table:style-name="ce8">
            <text:p>Convertir une chaîne de caractères en Morse</text:p>
          </table:table-cell>
          <table:table-cell office:value-type="date" office:date-value="2021-10-22T00:00:00" table:style-name="ce16">
            <text:p>22/10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2" table:style-name="ce8">
            <text:p>22</text:p>
          </table:table-cell>
          <table:table-cell office:value-type="float" office:value="382" table:formula="of:=[.D131]*3600+[.E131]*60+[.F131]" table:style-name="ce32">
            <text:p>382</text:p>
          </table:table-cell>
          <table:table-cell office:value-type="string" table:style-name="ce10">
            <text:p>https://youtu.be/-rrmCnTaic0</text:p>
          </table:table-cell>
          <table:table-cell table:number-columns-repeated="16376" table:style-name="ce1"/>
        </table:table-row>
        <table:table-row table:style-name="ro1">
          <table:table-cell office:value-type="float" office:value="128" table:style-name="ce20">
            <text:p>128</text:p>
          </table:table-cell>
          <table:table-cell office:value-type="string" table:style-name="ce8">
            <text:p>Additionner deux nombres complexes</text:p>
          </table:table-cell>
          <table:table-cell office:value-type="date" office:date-value="2021-11-22T00:00:00" table:style-name="ce16">
            <text:p>22/11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431" table:formula="of:=[.D132]*3600+[.E132]*60+[.F132]" table:style-name="ce32">
            <text:p>431</text:p>
          </table:table-cell>
          <table:table-cell office:value-type="string" table:style-name="ce10">
            <text:p>https://youtu.be/UYgl6qDDpG0</text:p>
          </table:table-cell>
          <table:table-cell table:number-columns-repeated="16376" table:style-name="ce1"/>
        </table:table-row>
        <table:table-row table:style-name="ro1">
          <table:table-cell office:value-type="float" office:value="129" table:style-name="ce20">
            <text:p>129</text:p>
          </table:table-cell>
          <table:table-cell office:value-type="string" table:style-name="ce8">
            <text:p>Multiplier deux nombres complexes</text:p>
          </table:table-cell>
          <table:table-cell office:value-type="date" office:date-value="2021-11-24T00:00:00" table:style-name="ce16">
            <text:p>24/11/2021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16" table:style-name="ce8">
            <text:p>16</text:p>
          </table:table-cell>
          <table:table-cell office:value-type="float" office:value="616" table:formula="of:=[.D133]*3600+[.E133]*60+[.F133]" table:style-name="ce32">
            <text:p>616</text:p>
          </table:table-cell>
          <table:table-cell office:value-type="string" table:style-name="ce10">
            <text:p>https://youtu.be/TIzZvTA_2tw</text:p>
          </table:table-cell>
          <table:table-cell table:number-columns-repeated="16376" table:style-name="ce1"/>
        </table:table-row>
        <table:table-row table:style-name="ro1">
          <table:table-cell office:value-type="float" office:value="130" table:style-name="ce20">
            <text:p>130</text:p>
          </table:table-cell>
          <table:table-cell office:value-type="string" table:style-name="ce8">
            <text:p>Négation d'un nombre complexe</text:p>
          </table:table-cell>
          <table:table-cell office:value-type="date" office:date-value="2021-11-26T00:00:00" table:style-name="ce16">
            <text:p>26/1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134]*3600+[.E134]*60+[.F134]" table:style-name="ce32">
            <text:p>272</text:p>
          </table:table-cell>
          <table:table-cell office:value-type="string" table:style-name="ce29">
            <text:p>https://youtu.be/BzZyNnSV2RI</text:p>
          </table:table-cell>
          <table:table-cell table:number-columns-repeated="16376" table:style-name="ce1"/>
        </table:table-row>
        <table:table-row table:style-name="ro1">
          <table:table-cell office:value-type="float" office:value="131" table:style-name="ce20">
            <text:p>131</text:p>
          </table:table-cell>
          <table:table-cell office:value-type="string" table:style-name="ce8">
            <text:p>Inverse d'un nombre complexe</text:p>
          </table:table-cell>
          <table:table-cell office:value-type="date" office:date-value="2021-11-29T00:00:00" table:style-name="ce16">
            <text:p>29/11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49" table:style-name="ce8">
            <text:p>49</text:p>
          </table:table-cell>
          <table:table-cell office:value-type="float" office:value="529" table:formula="of:=[.D135]*3600+[.E135]*60+[.F135]" table:style-name="ce32">
            <text:p>529</text:p>
          </table:table-cell>
          <table:table-cell office:value-type="string" table:style-name="ce10">
            <text:p>https://youtu.be/v-ZJTaa77pE</text:p>
          </table:table-cell>
          <table:table-cell table:number-columns-repeated="16376" table:style-name="ce1"/>
        </table:table-row>
        <table:table-row table:style-name="ro1">
          <table:table-cell office:value-type="float" office:value="132" table:style-name="ce20">
            <text:p>132</text:p>
          </table:table-cell>
          <table:table-cell office:value-type="string" table:style-name="ce8">
            <text:p>Le conjugué d'un nombre complexe</text:p>
          </table:table-cell>
          <table:table-cell office:value-type="date" office:date-value="2021-12-01T00:00:00" table:style-name="ce33">
            <text:p>01/12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0" table:style-name="ce8">
            <text:p>50</text:p>
          </table:table-cell>
          <table:table-cell office:value-type="float" office:value="290" table:formula="of:=[.D136]*3600+[.E136]*60+[.F136]" table:style-name="ce32">
            <text:p>290</text:p>
          </table:table-cell>
          <table:table-cell office:value-type="string" table:style-name="ce29">
            <text:p>https://youtu.be/9vFWuS-hX7M</text:p>
          </table:table-cell>
          <table:table-cell table:number-columns-repeated="16376" table:style-name="ce1"/>
        </table:table-row>
        <table:table-row table:style-name="ro1">
          <table:table-cell office:value-type="float" office:value="133" table:style-name="ce20">
            <text:p>133</text:p>
          </table:table-cell>
          <table:table-cell office:value-type="string" table:style-name="ce8">
            <text:p>Le module d'un nombre complexe</text:p>
          </table:table-cell>
          <table:table-cell office:value-type="date" office:date-value="2021-12-03T00:00:00" table:style-name="ce33">
            <text:p>03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6" table:style-name="ce8">
            <text:p>36</text:p>
          </table:table-cell>
          <table:table-cell office:value-type="float" office:value="456" table:formula="of:=[.D137]*3600+[.E137]*60+[.F137]" table:style-name="ce32">
            <text:p>456</text:p>
          </table:table-cell>
          <table:table-cell office:value-type="string" table:style-name="ce29">
            <text:p>https://youtu.be/UWanVo3emE8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float" office:value="134" table:style-name="ce20">
            <text:p>134</text:p>
          </table:table-cell>
          <table:table-cell office:value-type="string" table:style-name="ce8">
            <text:p>Argument d'un nombre complexe</text:p>
          </table:table-cell>
          <table:table-cell office:value-type="date" office:date-value="2021-12-06T00:00:00" table:style-name="ce33">
            <text:p>06/12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0" table:style-name="ce8">
            <text:p>30</text:p>
          </table:table-cell>
          <table:table-cell office:value-type="float" office:value="510" table:formula="of:=[.D138]*3600+[.E138]*60+[.F138]" table:style-name="ce32">
            <text:p>510</text:p>
          </table:table-cell>
          <table:table-cell office:value-type="string" table:style-name="ce29">
            <text:p>https://youtu.be/tZH8dbLCACM</text:p>
          </table:table-cell>
          <table:table-cell table:number-columns-repeated="16376" table:style-name="ce1"/>
        </table:table-row>
        <table:table-row table:style-name="ro1">
          <table:table-cell office:value-type="float" office:value="135" table:style-name="ce20">
            <text:p>135</text:p>
          </table:table-cell>
          <table:table-cell office:value-type="string" table:style-name="ce8">
            <text:p>Les cycles de i puissance n</text:p>
          </table:table-cell>
          <table:table-cell office:value-type="date" office:date-value="2021-12-08T00:00:00" table:style-name="ce33">
            <text:p>08/12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139]*3600+[.E139]*60+[.F139]" table:style-name="ce32">
            <text:p>237</text:p>
          </table:table-cell>
          <table:table-cell office:value-type="string" table:style-name="ce10">
            <text:p>https://youtu.be/h7eWneSX8vE</text:p>
          </table:table-cell>
          <table:table-cell table:number-columns-repeated="16376" table:style-name="ce1"/>
        </table:table-row>
        <table:table-row table:style-name="ro1">
          <table:table-cell office:value-type="float" office:value="136" table:style-name="ce20">
            <text:p>136</text:p>
          </table:table-cell>
          <table:table-cell office:value-type="string" table:style-name="ce8">
            <text:p>Récupérer un nombre complexe depuis une chaîne de caractères</text:p>
          </table:table-cell>
          <table:table-cell office:value-type="date" office:date-value="2021-12-10T00:00:00" table:style-name="ce33">
            <text:p>10/12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51" table:style-name="ce8">
            <text:p>51</text:p>
          </table:table-cell>
          <table:table-cell office:value-type="float" office:value="771" table:formula="of:=[.D140]*3600+[.E140]*60+[.F140]" table:style-name="ce32">
            <text:p>771</text:p>
          </table:table-cell>
          <table:table-cell office:value-type="string" table:style-name="ce29">
            <text:p>https://youtu.be/iq-5J7T4iD8</text:p>
          </table:table-cell>
          <table:table-cell table:number-columns-repeated="16376" table:style-name="ce1"/>
        </table:table-row>
        <table:table-row table:style-name="ro1">
          <table:table-cell office:value-type="float" office:value="137" table:style-name="ce20">
            <text:p>137</text:p>
          </table:table-cell>
          <table:table-cell office:value-type="string" table:style-name="ce8">
            <text:p>Additionner deux matrices</text:p>
          </table:table-cell>
          <table:table-cell office:value-type="date" office:date-value="2021-12-13T00:00:00" table:style-name="ce33">
            <text:p>13/12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51" table:style-name="ce8">
            <text:p>51</text:p>
          </table:table-cell>
          <table:table-cell office:value-type="float" office:value="711" table:formula="of:=[.D141]*3600+[.E141]*60+[.F141]" table:style-name="ce32">
            <text:p>711</text:p>
          </table:table-cell>
          <table:table-cell office:value-type="string" table:style-name="ce29">
            <text:p>https://youtu.be/ncKxgamfd2M</text:p>
          </table:table-cell>
          <table:table-cell table:number-columns-repeated="16376" table:style-name="ce1"/>
        </table:table-row>
        <table:table-row table:style-name="ro1">
          <table:table-cell office:value-type="float" office:value="138" table:style-name="ce20">
            <text:p>138</text:p>
          </table:table-cell>
          <table:table-cell office:value-type="string" table:style-name="ce8">
            <text:p>Calculer la transposée d'une matrice</text:p>
          </table:table-cell>
          <table:table-cell office:value-type="date" office:date-value="2021-12-15T00:00:00" table:style-name="ce33">
            <text:p>15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421" table:formula="of:=[.D142]*3600+[.E142]*60+[.F142]" table:style-name="ce32">
            <text:p>421</text:p>
          </table:table-cell>
          <table:table-cell office:value-type="string" table:style-name="ce10">
            <text:p>https://youtu.be/Gxq76eihTUs</text:p>
          </table:table-cell>
          <table:table-cell table:number-columns-repeated="16376" table:style-name="ce1"/>
        </table:table-row>
        <table:table-row table:style-name="ro1">
          <table:table-cell office:value-type="float" office:value="139" table:style-name="ce20">
            <text:p>139</text:p>
          </table:table-cell>
          <table:table-cell office:value-type="string" table:style-name="ce8">
            <text:p>Produit Hadamard de deux matrices</text:p>
          </table:table-cell>
          <table:table-cell office:value-type="date" office:date-value="2021-12-17T00:00:00" table:style-name="ce33">
            <text:p>17/12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6" table:style-name="ce8">
            <text:p>46</text:p>
          </table:table-cell>
          <table:table-cell office:value-type="float" office:value="586" table:formula="of:=[.D143]*3600+[.E143]*60+[.F143]" table:style-name="ce32">
            <text:p>586</text:p>
          </table:table-cell>
          <table:table-cell office:value-type="string" table:style-name="ce29">
            <text:p>https://youtu.be/Cw0Uo7KGN4Y</text:p>
          </table:table-cell>
          <table:table-cell table:number-columns-repeated="16376" table:style-name="ce1"/>
        </table:table-row>
        <table:table-row table:style-name="ro1">
          <table:table-cell office:value-type="float" office:value="140" table:style-name="ce20">
            <text:p>140</text:p>
          </table:table-cell>
          <table:table-cell office:value-type="string" table:style-name="ce8">
            <text:p>Produit scalaire de deux matrices</text:p>
          </table:table-cell>
          <table:table-cell office:value-type="date" office:date-value="2021-12-20T00:00:00" table:style-name="ce33">
            <text:p>20/12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3" table:style-name="ce8">
            <text:p>23</text:p>
          </table:table-cell>
          <table:table-cell office:value-type="float" office:value="503" table:formula="of:=[.D144]*3600+[.E144]*60+[.F144]" table:style-name="ce32">
            <text:p>503</text:p>
          </table:table-cell>
          <table:table-cell office:value-type="string" table:style-name="ce10">
            <text:p>https://youtu.be/bJYMJZLbZdg</text:p>
          </table:table-cell>
          <table:table-cell table:number-columns-repeated="16376" table:style-name="ce1"/>
        </table:table-row>
        <table:table-row table:style-name="ro1">
          <table:table-cell office:value-type="float" office:value="141" table:style-name="ce20">
            <text:p>141</text:p>
          </table:table-cell>
          <table:table-cell office:value-type="string" table:style-name="ce8">
            <text:p>Produit cartésien de deux ensembles</text:p>
          </table:table-cell>
          <table:table-cell office:value-type="date" office:date-value="2021-12-22T00:00:00" table:style-name="ce33">
            <text:p>22/12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362" table:formula="of:=[.D145]*3600+[.E145]*60+[.F145]" table:style-name="ce32">
            <text:p>362</text:p>
          </table:table-cell>
          <table:table-cell office:value-type="string" table:style-name="ce29">
            <text:p>https://youtu.be/4ngoRVS1H3E</text:p>
          </table:table-cell>
          <table:table-cell table:number-columns-repeated="16376"/>
        </table:table-row>
        <table:table-row table:style-name="ro1">
          <table:table-cell office:value-type="float" office:value="142" table:style-name="ce20">
            <text:p>142</text:p>
          </table:table-cell>
          <table:table-cell office:value-type="string" table:style-name="ce8">
            <text:p>Multiplier une matrice par un scalaire</text:p>
          </table:table-cell>
          <table:table-cell office:value-type="date" office:date-value="2021-12-24T00:00:00" table:style-name="ce33">
            <text:p>24/12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146]*3600+[.E146]*60+[.F146]" table:style-name="ce32">
            <text:p>366</text:p>
          </table:table-cell>
          <table:table-cell office:value-type="string" table:style-name="ce10">
            <text:p>https://youtu.be/U6s7fs2e6XI</text:p>
          </table:table-cell>
          <table:table-cell table:number-columns-repeated="16376"/>
        </table:table-row>
        <table:table-row table:style-name="ro1">
          <table:table-cell office:value-type="float" office:value="143" table:style-name="ce20">
            <text:p>143</text:p>
          </table:table-cell>
          <table:table-cell office:value-type="string" table:style-name="ce8">
            <text:p>Produit Kronecker de deux matrices</text:p>
          </table:table-cell>
          <table:table-cell office:value-type="date" office:date-value="2021-12-27T00:00:00" table:style-name="ce33">
            <text:p>27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7" table:style-name="ce8">
            <text:p>27</text:p>
          </table:table-cell>
          <table:table-cell office:value-type="float" office:value="447" table:formula="of:=[.D147]*3600+[.E147]*60+[.F147]" table:style-name="ce32">
            <text:p>447</text:p>
          </table:table-cell>
          <table:table-cell office:value-type="string" table:style-name="ce10">
            <text:p>https://youtu.be/rAKa7rf1zlE</text:p>
          </table:table-cell>
          <table:table-cell table:number-columns-repeated="16376"/>
        </table:table-row>
        <table:table-row table:style-name="ro1">
          <table:table-cell office:value-type="float" office:value="144" table:style-name="ce20">
            <text:p>144</text:p>
          </table:table-cell>
          <table:table-cell office:value-type="string" table:style-name="ce8">
            <text:p>Calculer le déterminant d'une matrice carrée d'ordre 2</text:p>
          </table:table-cell>
          <table:table-cell office:value-type="date" office:date-value="2021-12-29T00:00:00" table:style-name="ce33">
            <text:p>29/12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1" table:style-name="ce8">
            <text:p>11</text:p>
          </table:table-cell>
          <table:table-cell office:value-type="float" office:value="131" table:formula="of:=[.D148]*3600+[.E148]*60+[.F148]" table:style-name="ce32">
            <text:p>131</text:p>
          </table:table-cell>
          <table:table-cell office:value-type="string" table:style-name="ce10">
            <text:p>https://youtu.be/lyhFfYPAfeo</text:p>
          </table:table-cell>
          <table:table-cell table:number-columns-repeated="16376"/>
        </table:table-row>
        <table:table-row table:style-name="ro1">
          <table:table-cell office:value-type="float" office:value="145" table:style-name="ce20">
            <text:p>145</text:p>
          </table:table-cell>
          <table:table-cell office:value-type="string" table:style-name="ce8">
            <text:p>Calculer le déterminant d'une matrice carrée d'ordre 3</text:p>
          </table:table-cell>
          <table:table-cell office:value-type="date" office:date-value="2021-12-31T00:00:00" table:style-name="ce33">
            <text:p>31/12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9" table:style-name="ce8">
            <text:p>59</text:p>
          </table:table-cell>
          <table:table-cell office:value-type="float" office:value="179" table:formula="of:=[.D149]*3600+[.E149]*60+[.F149]" table:style-name="ce32">
            <text:p>179</text:p>
          </table:table-cell>
          <table:table-cell office:value-type="string" table:style-name="ce35">
            <text:p><text:a xlink:href="https://youtu.be/w1gehAWQbb0">https://youtu.be/w1gehAWQbb0</text:a></text:p>
          </table:table-cell>
          <table:table-cell table:number-columns-repeated="16376"/>
        </table:table-row>
        <table:table-row table:style-name="ro1">
          <table:table-cell office:value-type="float" office:value="146" table:style-name="ce20">
            <text:p>146</text:p>
          </table:table-cell>
          <table:table-cell office:value-type="string" table:style-name="ce8">
            <text:p>Calculer la trace d'une matrice</text:p>
          </table:table-cell>
          <table:table-cell office:value-type="date" office:date-value="2022-01-03T00:00:00" table:style-name="ce33">
            <text:p>03/01/202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0" table:style-name="ce8">
            <text:p>50</text:p>
          </table:table-cell>
          <table:table-cell office:value-type="float" office:value="410" table:formula="of:=[.D150]*3600+[.E150]*60+[.F150]" table:style-name="ce32">
            <text:p>410</text:p>
          </table:table-cell>
          <table:table-cell office:value-type="string" table:style-name="ce10">
            <text:p>https://youtu.be/8sLzTbFFELs</text:p>
          </table:table-cell>
          <table:table-cell table:number-columns-repeated="16376"/>
        </table:table-row>
        <table:table-row table:style-name="ro1">
          <table:table-cell office:value-type="float" office:value="147" table:style-name="ce20">
            <text:p>147</text:p>
          </table:table-cell>
          <table:table-cell office:value-type="string" table:style-name="ce8">
            <text:p>Calculer le permanent d'une matrice carrée d'ordre 2</text:p>
          </table:table-cell>
          <table:table-cell office:value-type="date" office:date-value="2022-01-05T00:00:00" table:style-name="ce33">
            <text:p>05/01/202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24" table:formula="of:=[.D151]*3600+[.E151]*60+[.F151]" table:style-name="ce32">
            <text:p>124</text:p>
          </table:table-cell>
          <table:table-cell office:value-type="string" table:style-name="ce10">
            <text:p>https://youtu.be/IveQ68-4syo</text:p>
          </table:table-cell>
          <table:table-cell table:number-columns-repeated="16376"/>
        </table:table-row>
        <table:table-row table:style-name="ro1">
          <table:table-cell office:value-type="float" office:value="148" table:style-name="ce20">
            <text:p>148</text:p>
          </table:table-cell>
          <table:table-cell office:value-type="string" table:style-name="ce8">
            <text:p>Calculer le permanent d'une matrice carrée d'ordre 3</text:p>
          </table:table-cell>
          <table:table-cell office:value-type="date" office:date-value="2022-01-07T00:00:00" table:style-name="ce33">
            <text:p>07/01/202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6" table:style-name="ce8">
            <text:p>46</text:p>
          </table:table-cell>
          <table:table-cell office:value-type="float" office:value="166" table:formula="of:=[.D152]*3600+[.E152]*60+[.F152]" table:style-name="ce32">
            <text:p>166</text:p>
          </table:table-cell>
          <table:table-cell office:value-type="string" table:style-name="ce10">
            <text:p>https://youtu.be/YlbK0TUlNk4</text:p>
          </table:table-cell>
          <table:table-cell table:number-columns-repeated="16376"/>
        </table:table-row>
        <table:table-row table:style-name="ro1">
          <table:table-cell office:value-type="float" office:value="149" table:style-name="ce20">
            <text:p>149</text:p>
          </table:table-cell>
          <table:table-cell office:value-type="string" table:style-name="ce8">
            <text:p>Matrice de Toeplitz</text:p>
          </table:table-cell>
          <table:table-cell office:value-type="date" office:date-value="2022-01-10T00:00:00" table:style-name="ce16">
            <text:p>10/01/202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316" table:formula="of:=[.D153]*3600+[.E153]*60+[.F153]" table:style-name="ce28">
            <text:p>316</text:p>
          </table:table-cell>
          <table:table-cell office:value-type="string" table:style-name="ce36">
            <text:p>https://youtu.be/B4WTitopOz4</text:p>
          </table:table-cell>
          <table:table-cell table:number-columns-repeated="16376"/>
        </table:table-row>
        <table:table-row table:style-name="ro1">
          <table:table-cell office:value-type="float" office:value="150" table:style-name="ce20">
            <text:p>150</text:p>
          </table:table-cell>
          <table:table-cell office:value-type="string" table:style-name="ce8">
            <text:p>Aplatir des lists imbriquées</text:p>
          </table:table-cell>
          <table:table-cell office:value-type="date" office:date-value="2022-01-12T00:00:00" table:style-name="ce16">
            <text:p>12/01/202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8">
            <text:p>13</text:p>
          </table:table-cell>
          <table:table-cell office:value-type="float" office:value="373" table:formula="of:=[.D154]*3600+[.E154]*60+[.F154]" table:style-name="ce28">
            <text:p>373</text:p>
          </table:table-cell>
          <table:table-cell office:value-type="string" table:style-name="ce10">
            <text:p>https://youtu.be/p5o2qM2unnI</text:p>
          </table:table-cell>
          <table:table-cell table:number-columns-repeated="16376"/>
        </table:table-row>
        <table:table-row table:style-name="ro1">
          <table:table-cell office:value-type="float" office:value="151" table:style-name="ce20">
            <text:p>151</text:p>
          </table:table-cell>
          <table:table-cell office:value-type="string" table:style-name="ce8">
            <text:p>Les piles</text:p>
          </table:table-cell>
          <table:table-cell office:value-type="date" office:date-value="2022-01-17T00:00:00" table:style-name="ce16">
            <text:p>17/01/2022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23" table:style-name="ce8">
            <text:p>23</text:p>
          </table:table-cell>
          <table:table-cell office:value-type="float" office:value="803" table:formula="of:=[.D155]*3600+[.E155]*60+[.F155]" table:style-name="ce28">
            <text:p>803</text:p>
          </table:table-cell>
          <table:table-cell office:value-type="string" table:style-name="ce10">
            <text:p>https://youtu.be/qwptQU8zEa8</text:p>
          </table:table-cell>
          <table:table-cell table:number-columns-repeated="16376"/>
        </table:table-row>
        <table:table-row table:style-name="ro1">
          <table:table-cell office:value-type="float" office:value="152" table:style-name="ce20">
            <text:p>152</text:p>
          </table:table-cell>
          <table:table-cell office:value-type="string" table:style-name="ce8">
            <text:p>Les files</text:p>
          </table:table-cell>
          <table:table-cell office:value-type="date" office:date-value="2022-01-24T00:00:00" table:style-name="ce16">
            <text:p>24/01/2022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9" table:style-name="ce8">
            <text:p>29</text:p>
          </table:table-cell>
          <table:table-cell office:value-type="float" office:value="689" table:formula="of:=[.D156]*3600+[.E156]*60+[.F156]" table:style-name="ce28">
            <text:p>689</text:p>
          </table:table-cell>
          <table:table-cell office:value-type="string" table:style-name="ce10">
            <text:p>https://youtu.be/RFOsPp_BM3M</text:p>
          </table:table-cell>
          <table:table-cell table:number-columns-repeated="16376"/>
        </table:table-row>
        <table:table-row table:style-name="ro1">
          <table:table-cell office:value-type="float" office:value="153" table:style-name="ce20">
            <text:p>153</text:p>
          </table:table-cell>
          <table:table-cell office:value-type="string" table:style-name="ce8">
            <text:p>Les listes chaînées</text:p>
          </table:table-cell>
          <table:table-cell office:value-type="date" office:date-value="2022-01-29T00:00:00" table:style-name="ce16">
            <text:p>29/01/2022</text:p>
          </table:table-cell>
          <table:table-cell office:value-type="float" office:value="0" table:style-name="ce8">
            <text:p>0</text:p>
          </table:table-cell>
          <table:table-cell office:value-type="float" office:value="32" table:style-name="ce8">
            <text:p>32</text:p>
          </table:table-cell>
          <table:table-cell office:value-type="float" office:value="1" table:style-name="ce8">
            <text:p>1</text:p>
          </table:table-cell>
          <table:table-cell office:value-type="float" office:value="1921" table:formula="of:=[.D157]*3600+[.E157]*60+[.F157]" table:style-name="ce28">
            <text:p>1921</text:p>
          </table:table-cell>
          <table:table-cell office:value-type="string" table:style-name="ce10">
            <text:p>https://youtu.be/BVJYOioKZr0</text:p>
          </table:table-cell>
          <table:table-cell table:number-columns-repeated="16376"/>
        </table:table-row>
        <table:table-row table:style-name="ro1">
          <table:table-cell office:value-type="float" office:value="154" table:style-name="ce20">
            <text:p>154</text:p>
          </table:table-cell>
          <table:table-cell office:value-type="string" table:style-name="ce8">
            <text:p>Inverser une liste chaînée</text:p>
          </table:table-cell>
          <table:table-cell office:value-type="date" office:date-value="2022-01-31T00:00:00" table:style-name="ce16">
            <text:p>31/01/202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50" table:style-name="ce8">
            <text:p>50</text:p>
          </table:table-cell>
          <table:table-cell office:value-type="float" office:value="350" table:formula="of:=[.D158]*3600+[.E158]*60+[.F158]" table:style-name="ce28">
            <text:p>350</text:p>
          </table:table-cell>
          <table:table-cell office:value-type="string" table:style-name="ce10">
            <text:p>https://youtu.be/MBlPIN2ZXkc</text:p>
          </table:table-cell>
          <table:table-cell table:number-columns-repeated="16376"/>
        </table:table-row>
        <table:table-row table:style-name="ro1">
          <table:table-cell office:value-type="float" office:value="155" table:style-name="ce20">
            <text:p>155</text:p>
          </table:table-cell>
          <table:table-cell office:value-type="string" table:style-name="ce8">
            <text:p>Les listes doublement chaînées</text:p>
          </table:table-cell>
          <table:table-cell office:value-type="date" office:date-value="2022-02-07T00:00:00" table:style-name="ce16">
            <text:p>07/02/2022</text:p>
          </table:table-cell>
          <table:table-cell office:value-type="float" office:value="0" table:style-name="ce8">
            <text:p>0</text:p>
          </table:table-cell>
          <table:table-cell office:value-type="float" office:value="33" table:style-name="ce8">
            <text:p>33</text:p>
          </table:table-cell>
          <table:table-cell office:value-type="float" office:value="40" table:style-name="ce8">
            <text:p>40</text:p>
          </table:table-cell>
          <table:table-cell office:value-type="float" office:value="2020" table:formula="of:=[.D159]*3600+[.E159]*60+[.F159]" table:style-name="ce28">
            <text:p>2020</text:p>
          </table:table-cell>
          <table:table-cell office:value-type="string" table:style-name="ce10">
            <text:p>https://youtu.be/SGf-BBtfP_w</text:p>
          </table:table-cell>
          <table:table-cell table:number-columns-repeated="16376"/>
        </table:table-row>
        <table:table-row table:style-name="ro1">
          <table:table-cell office:value-type="float" office:value="156" table:style-name="ce20">
            <text:p>156</text:p>
          </table:table-cell>
          <table:table-cell office:value-type="string" table:style-name="ce8">
            <text:p>Inverser une liste doublement chaînée</text:p>
          </table:table-cell>
          <table:table-cell office:value-type="date" office:date-value="2022-02-14T00:00:00" table:style-name="ce16">
            <text:p>14/02/202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55" table:style-name="ce8">
            <text:p>55</text:p>
          </table:table-cell>
          <table:table-cell office:value-type="float" office:value="355" table:formula="of:=[.D160]*3600+[.E160]*60+[.F160]" table:style-name="ce28">
            <text:p>355</text:p>
          </table:table-cell>
          <table:table-cell office:value-type="string" table:style-name="ce10">
            <text:p>https://youtu.be/20eovlcLyeA</text:p>
          </table:table-cell>
          <table:table-cell table:number-columns-repeated="16376"/>
        </table:table-row>
        <table:table-row table:style-name="ro1">
          <table:table-cell office:value-type="float" office:value="157" table:style-name="ce20">
            <text:p>157</text:p>
          </table:table-cell>
          <table:table-cell office:value-type="string" table:style-name="ce8">
            <text:p>Renvoyer le nœud au milieu d'une liste chaînée</text:p>
          </table:table-cell>
          <table:table-cell office:value-type="date" office:date-value="2022-02-21T00:00:00" table:style-name="ce16">
            <text:p>21/02/2022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51" table:formula="of:=[.D161]*3600+[.E161]*60+[.F161]" table:style-name="ce28">
            <text:p>251</text:p>
          </table:table-cell>
          <table:table-cell office:value-type="string" table:style-name="ce10">
            <text:p>https://youtu.be/NoYbu__A_cI</text:p>
          </table:table-cell>
          <table:table-cell table:number-columns-repeated="16376"/>
        </table:table-row>
        <table:table-row table:style-name="ro1">
          <table:table-cell office:value-type="float" office:value="158" table:style-name="ce20">
            <text:p>158</text:p>
          </table:table-cell>
          <table:table-cell office:value-type="string" table:style-name="ce8">
            <text:p>Echanger les nœuds d'une liste chaînée par pair</text:p>
          </table:table-cell>
          <table:table-cell office:value-type="date" office:date-value="2022-02-28T00:00:00" table:style-name="ce16">
            <text:p>28/02/2022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3" table:style-name="ce8">
            <text:p>3</text:p>
          </table:table-cell>
          <table:table-cell office:value-type="float" office:value="543" table:formula="of:=[.D162]*3600+[.E162]*60+[.F162]" table:style-name="ce28">
            <text:p>543</text:p>
          </table:table-cell>
          <table:table-cell office:value-type="string" table:style-name="ce10">
            <text:p>https://youtu.be/YVRJRuQXVjk</text:p>
          </table:table-cell>
          <table:table-cell table:number-columns-repeated="16376"/>
        </table:table-row>
        <table:table-row table:style-name="ro1">
          <table:table-cell office:value-type="float" office:value="159" table:style-name="ce20">
            <text:p>159</text:p>
          </table:table-cell>
          <table:table-cell office:value-type="string" table:style-name="ce8">
            <text:p>Déterminer si une liste chaînée est cyclique</text:p>
          </table:table-cell>
          <table:table-cell office:value-type="date" office:date-value="2022-03-07T00:00:00" table:style-name="ce16">
            <text:p>07/03/202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2" table:style-name="ce8">
            <text:p>52</text:p>
          </table:table-cell>
          <table:table-cell office:value-type="float" office:value="232" table:formula="of:=[.D163]*3600+[.E163]*60+[.F163]" table:style-name="ce28">
            <text:p>232</text:p>
          </table:table-cell>
          <table:table-cell office:value-type="string" table:style-name="ce10">
            <text:p>https://youtu.be/fVviPTyJnWk</text:p>
          </table:table-cell>
          <table:table-cell table:number-columns-repeated="16376"/>
        </table:table-row>
        <table:table-row table:style-name="ro1">
          <table:table-cell office:value-type="float" office:value="160" table:style-name="ce20">
            <text:p>160</text:p>
          </table:table-cell>
          <table:table-cell office:value-type="string" table:style-name="ce8">
            <text:p>Donner le noeud où commence le cycle d'une liste chaînée cyclique</text:p>
          </table:table-cell>
          <table:table-cell office:value-type="date" office:date-value="2022-03-14T00:00:00" table:style-name="ce16">
            <text:p>14/03/202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164]*3600+[.E164]*60+[.F164]" table:style-name="ce28">
            <text:p>413</text:p>
          </table:table-cell>
          <table:table-cell office:value-type="string" table:style-name="ce10">
            <text:p>https://youtu.be/8XrQCwgM5To</text:p>
          </table:table-cell>
          <table:table-cell table:number-columns-repeated="16376"/>
        </table:table-row>
        <table:table-row table:style-name="ro1">
          <table:table-cell office:value-type="float" office:value="161" table:style-name="ce20">
            <text:p>161</text:p>
          </table:table-cell>
          <table:table-cell office:value-type="string" table:style-name="ce8">
            <text:p>Partitionner une liste chaînée</text:p>
          </table:table-cell>
          <table:table-cell office:value-type="date" office:date-value="2022-03-21T00:00:00" table:style-name="ce16">
            <text:p>21/03/2022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53" table:style-name="ce8">
            <text:p>53</text:p>
          </table:table-cell>
          <table:table-cell office:value-type="float" office:value="533" table:formula="of:=[.D165]*3600+[.E165]*60+[.F165]" table:style-name="ce28">
            <text:p>533</text:p>
          </table:table-cell>
          <table:table-cell office:value-type="string" table:style-name="ce10">
            <text:p>https://youtu.be/80CnNOAc_QE</text:p>
          </table:table-cell>
          <table:table-cell table:number-columns-repeated="16376"/>
        </table:table-row>
        <table:table-row table:style-name="ro1">
          <table:table-cell office:value-type="float" office:value="162" table:style-name="ce20">
            <text:p>162</text:p>
          </table:table-cell>
          <table:table-cell office:value-type="string" table:style-name="ce8">
            <text:p>Déterminer si une liste chaînée simple est palindromique</text:p>
          </table:table-cell>
          <table:table-cell office:value-type="date" office:date-value="2022-03-28T00:00:00" table:style-name="ce16">
            <text:p>28/03/2022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12" table:style-name="ce8">
            <text:p>12</text:p>
          </table:table-cell>
          <table:table-cell office:value-type="float" office:value="552" table:formula="of:=[.D166]*3600+[.E166]*60+[.F166]" table:style-name="ce28">
            <text:p>552</text:p>
          </table:table-cell>
          <table:table-cell office:value-type="string" table:style-name="ce10">
            <text:p>https://youtu.be/W6VQ1GcNG2s</text:p>
          </table:table-cell>
          <table:table-cell table:number-columns-repeated="16376"/>
        </table:table-row>
        <table:table-row table:style-name="ro1">
          <table:table-cell office:value-type="float" office:value="163" table:style-name="ce20">
            <text:p>163</text:p>
          </table:table-cell>
          <table:table-cell office:value-type="string" table:style-name="ce8">
            <text:p>Déterminer si une liste doublement chaînée est palindromique</text:p>
          </table:table-cell>
          <table:table-cell office:value-type="date" office:date-value="2022-04-04T00:00:00" table:style-name="ce16">
            <text:p>04/04/2022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8" table:style-name="ce8">
            <text:p>28</text:p>
          </table:table-cell>
          <table:table-cell office:value-type="float" office:value="268" table:formula="of:=[.D167]*3600+[.E167]*60+[.F167]" table:style-name="ce28">
            <text:p>268</text:p>
          </table:table-cell>
          <table:table-cell office:value-type="string" table:style-name="ce10">
            <text:p>https://youtu.be/QPa4s4UyZSg</text:p>
          </table:table-cell>
          <table:table-cell table:number-columns-repeated="16376"/>
        </table:table-row>
        <table:table-row table:style-name="ro1">
          <table:table-cell office:value-type="float" office:value="164" table:style-name="ce20">
            <text:p>164</text:p>
          </table:table-cell>
          <table:table-cell office:value-type="string" table:style-name="ce8">
            <text:p>Additionner deux nombres formés par une liste chaînée</text:p>
          </table:table-cell>
          <table:table-cell office:value-type="date" office:date-value="2022-04-11T00:00:00" table:style-name="ce16">
            <text:p>11/04/2022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16" table:style-name="ce8">
            <text:p>16</text:p>
          </table:table-cell>
          <table:table-cell office:value-type="float" office:value="556" table:formula="of:=[.D168]*3600+[.E168]*60+[.F168]" table:style-name="ce28">
            <text:p>556</text:p>
          </table:table-cell>
          <table:table-cell office:value-type="string" table:style-name="ce10">
            <text:p>https://youtu.be/mcR4HBynou4</text:p>
          </table:table-cell>
          <table:table-cell table:number-columns-repeated="16376"/>
        </table:table-row>
        <table:table-row table:style-name="ro1">
          <table:table-cell office:value-type="float" office:value="165" table:style-name="ce20">
            <text:p>165</text:p>
          </table:table-cell>
          <table:table-cell office:value-type="string" table:style-name="ce8">
            <text:p>Convertir un nombre binaire contenue dans une liste chaînée en un nombre entier</text:p>
          </table:table-cell>
          <table:table-cell office:value-type="date" office:date-value="2022-04-28T00:00:00" table:style-name="ce16">
            <text:p>28/04/202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360" table:formula="of:=[.D169]*3600+[.E169]*60+[.F169]" table:style-name="ce28">
            <text:p>360</text:p>
          </table:table-cell>
          <table:table-cell office:value-type="string" table:style-name="ce10">
            <text:p>https://youtu.be/j2hMp3z-g9A</text:p>
          </table:table-cell>
          <table:table-cell table:number-columns-repeated="16376"/>
        </table:table-row>
        <table:table-row table:style-name="ro1">
          <table:table-cell office:value-type="float" office:value="166" table:style-name="ce20">
            <text:p>166</text:p>
          </table:table-cell>
          <table:table-cell table:number-columns-repeated="5" table:style-name="ce8"/>
          <table:table-cell office:value-type="float" office:value="0" table:formula="of:=[.D170]*3600+[.E170]*60+[.F17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7" table:style-name="ce20">
            <text:p>167</text:p>
          </table:table-cell>
          <table:table-cell table:number-columns-repeated="5" table:style-name="ce8"/>
          <table:table-cell office:value-type="float" office:value="0" table:formula="of:=[.D171]*3600+[.E171]*60+[.F17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8" table:style-name="ce20">
            <text:p>168</text:p>
          </table:table-cell>
          <table:table-cell table:number-columns-repeated="5" table:style-name="ce8"/>
          <table:table-cell office:value-type="float" office:value="0" table:formula="of:=[.D172]*3600+[.E172]*60+[.F17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9" table:style-name="ce20">
            <text:p>169</text:p>
          </table:table-cell>
          <table:table-cell table:number-columns-repeated="5" table:style-name="ce8"/>
          <table:table-cell office:value-type="float" office:value="0" table:formula="of:=[.D173]*3600+[.E173]*60+[.F17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0" table:style-name="ce20">
            <text:p>170</text:p>
          </table:table-cell>
          <table:table-cell table:number-columns-repeated="5" table:style-name="ce8"/>
          <table:table-cell office:value-type="float" office:value="0" table:formula="of:=[.D174]*3600+[.E174]*60+[.F17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1" table:style-name="ce20">
            <text:p>171</text:p>
          </table:table-cell>
          <table:table-cell table:number-columns-repeated="5" table:style-name="ce8"/>
          <table:table-cell office:value-type="float" office:value="0" table:formula="of:=[.D175]*3600+[.E175]*60+[.F17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2" table:style-name="ce20">
            <text:p>172</text:p>
          </table:table-cell>
          <table:table-cell table:number-columns-repeated="5" table:style-name="ce8"/>
          <table:table-cell office:value-type="float" office:value="0" table:formula="of:=[.D176]*3600+[.E176]*60+[.F17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3" table:style-name="ce20">
            <text:p>173</text:p>
          </table:table-cell>
          <table:table-cell table:number-columns-repeated="5" table:style-name="ce8"/>
          <table:table-cell office:value-type="float" office:value="0" table:formula="of:=[.D177]*3600+[.E177]*60+[.F17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4" table:style-name="ce20">
            <text:p>174</text:p>
          </table:table-cell>
          <table:table-cell table:number-columns-repeated="5" table:style-name="ce8"/>
          <table:table-cell office:value-type="float" office:value="0" table:formula="of:=[.D178]*3600+[.E178]*60+[.F17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5" table:style-name="ce20">
            <text:p>175</text:p>
          </table:table-cell>
          <table:table-cell table:number-columns-repeated="5" table:style-name="ce8"/>
          <table:table-cell office:value-type="float" office:value="0" table:formula="of:=[.D179]*3600+[.E179]*60+[.F17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6" table:style-name="ce20">
            <text:p>176</text:p>
          </table:table-cell>
          <table:table-cell table:number-columns-repeated="5" table:style-name="ce8"/>
          <table:table-cell office:value-type="float" office:value="0" table:formula="of:=[.D180]*3600+[.E180]*60+[.F18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7" table:style-name="ce20">
            <text:p>177</text:p>
          </table:table-cell>
          <table:table-cell table:number-columns-repeated="5" table:style-name="ce8"/>
          <table:table-cell office:value-type="float" office:value="0" table:formula="of:=[.D181]*3600+[.E181]*60+[.F18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8" table:style-name="ce20">
            <text:p>178</text:p>
          </table:table-cell>
          <table:table-cell table:number-columns-repeated="5" table:style-name="ce8"/>
          <table:table-cell office:value-type="float" office:value="0" table:formula="of:=[.D182]*3600+[.E182]*60+[.F18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9" table:style-name="ce20">
            <text:p>179</text:p>
          </table:table-cell>
          <table:table-cell table:number-columns-repeated="5" table:style-name="ce8"/>
          <table:table-cell office:value-type="float" office:value="0" table:formula="of:=[.D183]*3600+[.E183]*60+[.F18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80" table:style-name="ce20">
            <text:p>180</text:p>
          </table:table-cell>
          <table:table-cell table:number-columns-repeated="4" table:style-name="ce8"/>
          <table:table-cell table:style-name="ce6"/>
          <table:table-cell office:value-type="float" office:value="0" table:formula="of:=[.D184]*3600+[.E184]*60+[.F184]" table:style-name="ce9">
            <text:p>0</text:p>
          </table:table-cell>
          <table:table-cell table:style-name="ce37"/>
          <table:table-cell table:number-columns-repeated="16376"/>
        </table:table-row>
        <table:table-row table:number-rows-repeated="10483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foxxp</meta:initial-creator>
    <dc:creator>foxxp</dc:creator>
    <meta:creation-date>2015-06-05T18:19:34Z</meta:creation-date>
    <dc:date>2022-04-28T10:36:10Z</dc:date>
  </office:meta>
</office:document-meta>
</file>